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8pt" officeooo:rsid="0015ad8b" officeooo:paragraph-rsid="00179afb" style:font-size-asian="8pt" style:font-size-complex="8pt"/>
    </style:style>
    <style:style style:name="P2" style:family="paragraph" style:parent-style-name="Standard">
      <style:text-properties style:font-name="Courier 10 Pitch" fo:font-size="8pt" officeooo:rsid="0015ad8b" officeooo:paragraph-rsid="001769d0" style:font-size-asian="8pt" style:font-size-complex="8pt"/>
    </style:style>
    <style:style style:name="P3" style:family="paragraph" style:parent-style-name="Standard">
      <style:text-properties style:font-name="Courier 10 Pitch" fo:font-size="8pt" officeooo:rsid="0015ad8b" officeooo:paragraph-rsid="00168a1d" style:font-size-asian="8pt" style:font-size-complex="8pt"/>
    </style:style>
    <style:style style:name="P4" style:family="paragraph" style:parent-style-name="Standard">
      <style:text-properties style:font-name="Courier 10 Pitch" fo:font-size="8pt" officeooo:rsid="0015ad8b" officeooo:paragraph-rsid="0015ad8b" style:font-size-asian="8pt" style:font-size-complex="8pt"/>
    </style:style>
    <style:style style:name="P5" style:family="paragraph" style:parent-style-name="Standard">
      <style:text-properties style:font-name="Courier 10 Pitch" fo:font-size="8pt" officeooo:rsid="0018f480" officeooo:paragraph-rsid="001ea5a0" style:font-size-asian="8pt" style:font-size-complex="8pt"/>
    </style:style>
    <style:style style:name="P6" style:family="paragraph" style:parent-style-name="Standard">
      <style:text-properties style:font-name="Courier 10 Pitch" fo:font-size="8pt" officeooo:rsid="0018f480" officeooo:paragraph-rsid="001d420c" style:font-size-asian="8pt" style:font-size-complex="8pt"/>
    </style:style>
    <style:style style:name="P7" style:family="paragraph" style:parent-style-name="Standard">
      <style:text-properties style:font-name="Courier 10 Pitch" fo:font-size="8pt" officeooo:rsid="0018f480" officeooo:paragraph-rsid="0018f480" style:font-size-asian="8pt" style:font-size-complex="8pt"/>
    </style:style>
    <style:style style:name="P8" style:family="paragraph" style:parent-style-name="Standard">
      <style:text-properties style:font-name="Courier 10 Pitch" fo:font-size="8pt" officeooo:rsid="001fdf94" officeooo:paragraph-rsid="00217e0e" style:font-size-asian="8pt" style:font-size-complex="8pt"/>
    </style:style>
    <style:style style:name="P9" style:family="paragraph" style:parent-style-name="Standard">
      <style:text-properties style:font-name="Courier 10 Pitch" fo:font-size="8pt" officeooo:rsid="001fdf94" officeooo:paragraph-rsid="0028dc0f" style:font-size-asian="8pt" style:font-size-complex="8pt"/>
    </style:style>
    <style:style style:name="P10" style:family="paragraph" style:parent-style-name="Standard">
      <style:text-properties style:font-name="Courier 10 Pitch" fo:font-size="8pt" officeooo:rsid="001fdf94" officeooo:paragraph-rsid="002b4fdc" style:font-size-asian="8pt" style:font-size-complex="8pt"/>
    </style:style>
    <style:style style:name="P11" style:family="paragraph" style:parent-style-name="Standard">
      <style:text-properties style:font-name="Courier 10 Pitch" fo:font-size="8pt" officeooo:rsid="001fdf94" officeooo:paragraph-rsid="0023d4f8" style:font-size-asian="8pt" style:font-size-complex="8pt"/>
    </style:style>
    <style:style style:name="P12" style:family="paragraph" style:parent-style-name="Standard">
      <style:text-properties style:font-name="Courier 10 Pitch" fo:font-size="8pt" officeooo:rsid="001fdf94" officeooo:paragraph-rsid="001fdf94" style:font-size-asian="8pt" style:font-size-complex="8pt"/>
    </style:style>
    <style:style style:name="P13" style:family="paragraph" style:parent-style-name="Standard">
      <style:text-properties style:font-name="Courier 10 Pitch" fo:font-size="8pt" officeooo:rsid="002d2d9e" officeooo:paragraph-rsid="002d2d9e" style:font-size-asian="8pt" style:font-size-complex="8pt"/>
    </style:style>
    <style:style style:name="P14" style:family="paragraph" style:parent-style-name="Standard">
      <style:text-properties style:font-name="Courier 10 Pitch" fo:font-size="8pt" officeooo:rsid="002d2d9e" officeooo:paragraph-rsid="002ea2dc" style:font-size-asian="8pt" style:font-size-complex="8pt"/>
    </style:style>
    <style:style style:name="P15" style:family="paragraph" style:parent-style-name="Standard">
      <style:text-properties style:font-name="Courier 10 Pitch" fo:font-size="8pt" officeooo:rsid="0038e99a" officeooo:paragraph-rsid="0038e99a" style:font-size-asian="8pt" style:font-size-complex="8pt"/>
    </style:style>
    <style:style style:name="P16" style:family="paragraph" style:parent-style-name="Standard">
      <style:text-properties style:font-name="Courier 10 Pitch" fo:font-size="8pt" officeooo:rsid="003c6282" officeooo:paragraph-rsid="003c6282" style:font-size-asian="8pt" style:font-size-complex="8pt"/>
    </style:style>
    <style:style style:name="P17" style:family="paragraph" style:parent-style-name="Standard">
      <style:text-properties style:font-name="Courier 10 Pitch" fo:font-size="8pt" officeooo:rsid="003de636" officeooo:paragraph-rsid="003de636" style:font-size-asian="8pt" style:font-size-complex="8pt"/>
    </style:style>
    <style:style style:name="P18" style:family="paragraph" style:parent-style-name="Standard">
      <style:text-properties style:font-name="Courier 10 Pitch" fo:font-size="8pt" officeooo:rsid="003f7017" officeooo:paragraph-rsid="003f7017" style:font-size-asian="8pt" style:font-size-complex="8pt"/>
    </style:style>
    <style:style style:name="P19" style:family="paragraph" style:parent-style-name="Standard">
      <style:text-properties style:font-name="Courier 10 Pitch" fo:font-size="8pt" officeooo:rsid="004238a6" officeooo:paragraph-rsid="004238a6" style:font-size-asian="8pt" style:font-size-complex="8pt"/>
    </style:style>
    <style:style style:name="P20" style:family="paragraph" style:parent-style-name="Standard">
      <style:text-properties style:font-name="Courier 10 Pitch" fo:font-size="8pt" officeooo:rsid="004238a6" officeooo:paragraph-rsid="004838a2" style:font-size-asian="8pt" style:font-size-complex="8pt"/>
    </style:style>
    <style:style style:name="P21" style:family="paragraph" style:parent-style-name="Standard">
      <style:text-properties style:font-name="Courier 10 Pitch" fo:font-size="8pt" officeooo:rsid="0044273e" officeooo:paragraph-rsid="004838a2" style:font-size-asian="8pt" style:font-size-complex="8pt"/>
    </style:style>
    <style:style style:name="P22" style:family="paragraph" style:parent-style-name="Standard">
      <style:text-properties style:font-name="Courier 10 Pitch" fo:font-size="8pt" officeooo:rsid="0044273e" officeooo:paragraph-rsid="004bc975" style:font-size-asian="8pt" style:font-size-complex="8pt"/>
    </style:style>
    <style:style style:name="P23" style:family="paragraph" style:parent-style-name="Standard">
      <style:text-properties style:font-name="Courier 10 Pitch" fo:font-size="8pt" officeooo:rsid="0044273e" officeooo:paragraph-rsid="004a1374" style:font-size-asian="8pt" style:font-size-complex="8pt"/>
    </style:style>
    <style:style style:name="P24" style:family="paragraph" style:parent-style-name="Standard">
      <style:text-properties style:font-name="Courier 10 Pitch" fo:font-size="8pt" officeooo:rsid="0044273e" officeooo:paragraph-rsid="0046e23b" style:font-size-asian="8pt" style:font-size-complex="8pt"/>
    </style:style>
    <style:style style:name="P25" style:family="paragraph" style:parent-style-name="Standard">
      <style:text-properties style:font-name="Courier 10 Pitch" fo:font-size="8pt" officeooo:rsid="0044273e" officeooo:paragraph-rsid="0044273e" style:font-size-asian="8pt" style:font-size-complex="8pt"/>
    </style:style>
    <style:style style:name="P26" style:family="paragraph" style:parent-style-name="Standard">
      <style:text-properties style:font-name="Courier 10 Pitch" fo:font-size="8pt" officeooo:rsid="00558b5a" officeooo:paragraph-rsid="00558b5a" style:font-size-asian="8pt" style:font-size-complex="8pt"/>
    </style:style>
    <style:style style:name="P27" style:family="paragraph" style:parent-style-name="Standard">
      <style:text-properties style:font-name="Courier 10 Pitch" fo:font-size="8pt" officeooo:rsid="00558b5a" officeooo:paragraph-rsid="0055989f" style:font-size-asian="8pt" style:font-size-complex="8pt"/>
    </style:style>
    <style:style style:name="P28" style:family="paragraph" style:parent-style-name="Standard">
      <style:text-properties style:font-name="Courier 10 Pitch" fo:font-size="8pt" officeooo:rsid="00558b5a" officeooo:paragraph-rsid="00576e66" style:font-size-asian="8pt" style:font-size-complex="8pt"/>
    </style:style>
    <style:style style:name="P29" style:family="paragraph" style:parent-style-name="Standard">
      <style:text-properties style:font-name="Courier 10 Pitch" fo:font-size="8pt" officeooo:rsid="003c7300" officeooo:paragraph-rsid="003c7300" style:font-size-asian="8pt" style:font-size-complex="8pt"/>
    </style:style>
    <style:style style:name="P30" style:family="paragraph" style:parent-style-name="Standard">
      <style:text-properties style:font-name="Courier 10 Pitch" fo:font-size="8pt" officeooo:rsid="003b04eb" officeooo:paragraph-rsid="003b04eb" style:font-size-asian="8pt" style:font-size-complex="8pt"/>
    </style:style>
    <style:style style:name="P31" style:family="paragraph" style:parent-style-name="Standard">
      <style:text-properties style:font-name="Courier 10 Pitch" fo:font-size="8pt" officeooo:rsid="0039fc5f" officeooo:paragraph-rsid="0039fc5f" style:font-size-asian="8pt" style:font-size-complex="8pt"/>
    </style:style>
    <style:style style:name="P32" style:family="paragraph" style:parent-style-name="Standard">
      <style:text-properties style:font-name="Courier 10 Pitch" fo:font-size="8pt" officeooo:rsid="003eb92f" officeooo:paragraph-rsid="003eb92f" style:font-size-asian="8pt" style:font-size-complex="8pt"/>
    </style:style>
    <style:style style:name="P33" style:family="paragraph" style:parent-style-name="Standard">
      <style:text-properties style:font-name="Courier 10 Pitch" fo:font-size="8pt" officeooo:rsid="003dfc99" officeooo:paragraph-rsid="003dfc99" style:font-size-asian="8pt" style:font-size-complex="8pt"/>
    </style:style>
    <style:style style:name="P34" style:family="paragraph" style:parent-style-name="Standard">
      <style:text-properties style:font-name="Courier 10 Pitch" fo:font-size="8pt" officeooo:rsid="0064e521" officeooo:paragraph-rsid="0064e521" style:font-size-asian="8pt" style:font-size-complex="8pt"/>
    </style:style>
    <style:style style:name="P35" style:family="paragraph" style:parent-style-name="Standard">
      <style:text-properties style:font-name="Courier 10 Pitch" fo:font-size="8pt" fo:font-weight="bold" officeooo:rsid="0044273e" officeooo:paragraph-rsid="004838a2" style:font-size-asian="8pt" style:font-weight-asian="bold" style:font-size-complex="8pt" style:font-weight-complex="bold"/>
    </style:style>
    <style:style style:name="P36" style:family="paragraph" style:parent-style-name="Standard">
      <style:text-properties style:font-name="Courier 10 Pitch" fo:font-size="8pt" fo:font-weight="bold" officeooo:rsid="004238a6" officeooo:paragraph-rsid="004838a2" style:font-size-asian="8pt" style:font-weight-asian="bold" style:font-size-complex="8pt" style:font-weight-complex="bold"/>
    </style:style>
    <style:style style:name="P37" style:family="paragraph" style:parent-style-name="Standard">
      <style:text-properties style:font-name="Courier 10 Pitch" fo:font-size="8pt" fo:font-weight="bold" officeooo:rsid="002d2d9e" officeooo:paragraph-rsid="002d2d9e" style:font-size-asian="8pt" style:font-weight-asian="bold" style:font-size-complex="8pt" style:font-weight-complex="bold"/>
    </style:style>
    <style:style style:name="P38" style:family="paragraph" style:parent-style-name="Standard">
      <style:text-properties style:font-name="Courier 10 Pitch" fo:font-size="8pt" fo:font-weight="bold" officeooo:rsid="001fdf94" officeooo:paragraph-rsid="002b4fdc" style:font-size-asian="8pt" style:font-weight-asian="bold" style:font-size-complex="8pt" style:font-weight-complex="bold"/>
    </style:style>
    <style:style style:name="P39" style:family="paragraph" style:parent-style-name="Standard">
      <style:text-properties style:font-name="Courier 10 Pitch" fo:font-size="8pt" fo:font-weight="bold" officeooo:rsid="001fdf94" officeooo:paragraph-rsid="0028dc0f" style:font-size-asian="8pt" style:font-weight-asian="bold" style:font-size-complex="8pt" style:font-weight-complex="bold"/>
    </style:style>
    <style:style style:name="P40" style:family="paragraph" style:parent-style-name="Standard">
      <style:text-properties style:font-name="Courier 10 Pitch" fo:font-size="8pt" fo:font-weight="bold" officeooo:rsid="001fdf94" officeooo:paragraph-rsid="00217e0e" style:font-size-asian="8pt" style:font-weight-asian="bold" style:font-size-complex="8pt" style:font-weight-complex="bold"/>
    </style:style>
    <style:style style:name="P41" style:family="paragraph" style:parent-style-name="Standard">
      <style:text-properties style:font-name="Courier 10 Pitch" fo:font-size="8pt" fo:font-weight="bold" officeooo:rsid="001fdf94" officeooo:paragraph-rsid="001fdf94" style:font-size-asian="8pt" style:font-weight-asian="bold" style:font-size-complex="8pt" style:font-weight-complex="bold"/>
    </style:style>
    <style:style style:name="P42" style:family="paragraph" style:parent-style-name="Standard">
      <style:text-properties style:font-name="Courier 10 Pitch" fo:font-size="8pt" fo:font-weight="bold" officeooo:rsid="0018f480" officeooo:paragraph-rsid="001ea5a0" style:font-size-asian="8pt" style:font-weight-asian="bold" style:font-size-complex="8pt" style:font-weight-complex="bold"/>
    </style:style>
    <style:style style:name="P43" style:family="paragraph" style:parent-style-name="Standard">
      <style:text-properties style:font-name="Courier 10 Pitch" fo:font-size="8pt" fo:font-weight="bold" officeooo:rsid="0018f480" officeooo:paragraph-rsid="001d420c" style:font-size-asian="8pt" style:font-weight-asian="bold" style:font-size-complex="8pt" style:font-weight-complex="bold"/>
    </style:style>
    <style:style style:name="P44" style:family="paragraph" style:parent-style-name="Standard">
      <style:text-properties style:font-name="Courier 10 Pitch" fo:font-size="8pt" fo:font-weight="bold" officeooo:rsid="0064e521" officeooo:paragraph-rsid="0064e521" style:font-size-asian="8pt" style:font-weight-asian="bold" style:font-size-complex="8pt" style:font-weight-complex="bold"/>
    </style:style>
    <style:style style:name="P45" style:family="paragraph" style:parent-style-name="Standard">
      <style:text-properties style:font-name="Courier 10 Pitch" fo:font-size="8pt" fo:font-weight="bold" officeooo:rsid="0066130c" officeooo:paragraph-rsid="0066130c" style:font-size-asian="8pt" style:font-weight-asian="bold" style:font-size-complex="8pt" style:font-weight-complex="bold"/>
    </style:style>
    <style:style style:name="P46" style:family="paragraph" style:parent-style-name="Standard">
      <style:text-properties style:font-name="Courier 10 Pitch" fo:font-size="8pt" fo:font-weight="bold" officeooo:rsid="0066130c" officeooo:paragraph-rsid="00679666" style:font-size-asian="8pt" style:font-weight-asian="bold" style:font-size-complex="8pt" style:font-weight-complex="bold"/>
    </style:style>
    <style:style style:name="P47" style:family="paragraph" style:parent-style-name="Standard">
      <style:text-properties style:font-name="Courier 10 Pitch" fo:font-size="8pt" fo:font-weight="bold" officeooo:rsid="0066130c" officeooo:paragraph-rsid="006b659f" style:font-size-asian="8pt" style:font-weight-asian="bold" style:font-size-complex="8pt" style:font-weight-complex="bold"/>
    </style:style>
    <style:style style:name="P48" style:family="paragraph" style:parent-style-name="Standard">
      <style:text-properties style:font-name="Courier 10 Pitch" fo:font-size="8pt" fo:font-weight="bold" officeooo:rsid="0066130c" officeooo:paragraph-rsid="006f402b" style:font-size-asian="8pt" style:font-weight-asian="bold" style:font-size-complex="8pt" style:font-weight-complex="bold"/>
    </style:style>
    <style:style style:name="P49" style:family="paragraph" style:parent-style-name="Standard">
      <style:text-properties style:font-name="Courier 10 Pitch" fo:font-size="8pt" fo:font-weight="bold" officeooo:rsid="0066130c" officeooo:paragraph-rsid="00719e06" style:font-size-asian="8pt" style:font-weight-asian="bold" style:font-size-complex="8pt" style:font-weight-complex="bold"/>
    </style:style>
    <style:style style:name="P50" style:family="paragraph" style:parent-style-name="Standard">
      <style:text-properties style:font-name="Courier 10 Pitch" fo:font-size="8pt" fo:font-weight="bold" officeooo:rsid="0066130c" officeooo:paragraph-rsid="00736dcf" style:font-size-asian="8pt" style:font-weight-asian="bold" style:font-size-complex="8pt" style:font-weight-complex="bold"/>
    </style:style>
    <style:style style:name="P51" style:family="paragraph" style:parent-style-name="Standard">
      <style:text-properties style:font-name="Courier 10 Pitch" fo:font-size="8pt" fo:font-weight="bold" officeooo:rsid="0066130c" officeooo:paragraph-rsid="007404f5" style:font-size-asian="8pt" style:font-weight-asian="bold" style:font-size-complex="8pt" style:font-weight-complex="bold"/>
    </style:style>
    <style:style style:name="P52" style:family="paragraph" style:parent-style-name="Standard">
      <style:text-properties style:font-name="Courier 10 Pitch" fo:font-size="8pt" fo:font-weight="bold" officeooo:rsid="0066130c" officeooo:paragraph-rsid="007544c4" style:font-size-asian="8pt" style:font-weight-asian="bold" style:font-size-complex="8pt" style:font-weight-complex="bold"/>
    </style:style>
    <style:style style:name="P53" style:family="paragraph" style:parent-style-name="Standard">
      <style:text-properties style:font-name="Courier 10 Pitch" fo:font-size="8pt" fo:font-weight="bold" officeooo:rsid="0066130c" officeooo:paragraph-rsid="0077d24a" style:font-size-asian="8pt" style:font-weight-asian="bold" style:font-size-complex="8pt" style:font-weight-complex="bold"/>
    </style:style>
    <style:style style:name="P54" style:family="paragraph" style:parent-style-name="Standard">
      <style:text-properties style:font-name="Courier 10 Pitch" fo:font-size="8pt" fo:font-weight="bold" officeooo:rsid="0066130c" officeooo:paragraph-rsid="007a602c" style:font-size-asian="8pt" style:font-weight-asian="bold" style:font-size-complex="8pt" style:font-weight-complex="bold"/>
    </style:style>
    <style:style style:name="P55" style:family="paragraph" style:parent-style-name="Standard">
      <style:text-properties fo:font-size="8pt" officeooo:rsid="00147c7e" officeooo:paragraph-rsid="00147c7e" style:font-size-asian="8pt" style:font-size-complex="8pt"/>
    </style:style>
    <style:style style:name="P56" style:family="paragraph" style:parent-style-name="Standard">
      <style:text-properties fo:font-size="8pt" officeooo:rsid="00147c7e" officeooo:paragraph-rsid="001a2f80" style:font-size-asian="8pt" style:font-size-complex="8pt"/>
    </style:style>
    <style:style style:name="P57" style:family="paragraph" style:parent-style-name="Standard">
      <style:text-properties fo:font-size="8pt" officeooo:rsid="0015ad8b" officeooo:paragraph-rsid="0015ad8b" style:font-size-asian="8pt" style:font-size-complex="8pt"/>
    </style:style>
    <style:style style:name="P58" style:family="paragraph" style:parent-style-name="Standard">
      <style:text-properties fo:font-size="8pt" officeooo:rsid="00168a1d" officeooo:paragraph-rsid="00168a1d" style:font-size-asian="8pt" style:font-size-complex="8pt"/>
    </style:style>
    <style:style style:name="P59" style:family="paragraph" style:parent-style-name="Standard">
      <style:text-properties fo:font-size="8pt" officeooo:rsid="001769d0" officeooo:paragraph-rsid="001769d0" style:font-size-asian="8pt" style:font-size-complex="8pt"/>
    </style:style>
    <style:style style:name="P60" style:family="paragraph" style:parent-style-name="Standard">
      <style:text-properties fo:font-size="8pt" officeooo:rsid="00179afb" officeooo:paragraph-rsid="00179afb" style:font-size-asian="8pt" style:font-size-complex="8pt"/>
    </style:style>
    <style:style style:name="P61" style:family="paragraph" style:parent-style-name="Standard">
      <style:text-properties fo:font-size="8pt" officeooo:rsid="001a2f80" officeooo:paragraph-rsid="001a2f80" style:font-size-asian="8pt" style:font-size-complex="8pt"/>
    </style:style>
    <style:style style:name="P62" style:family="paragraph" style:parent-style-name="Standard">
      <style:text-properties fo:font-size="8pt" officeooo:rsid="001cc09e" officeooo:paragraph-rsid="001cc09e" style:font-size-asian="8pt" style:font-size-complex="8pt"/>
    </style:style>
    <style:style style:name="P63" style:family="paragraph" style:parent-style-name="Standard">
      <style:text-properties fo:font-size="8pt" officeooo:rsid="00217e0e" officeooo:paragraph-rsid="00217e0e" style:font-size-asian="8pt" style:font-size-complex="8pt"/>
    </style:style>
    <style:style style:name="P64" style:family="paragraph" style:parent-style-name="Standard">
      <style:text-properties fo:font-size="8pt" officeooo:rsid="00217e0e" officeooo:paragraph-rsid="002b4fdc" style:font-size-asian="8pt" style:font-size-complex="8pt"/>
    </style:style>
    <style:style style:name="P65" style:family="paragraph" style:parent-style-name="Standard">
      <style:text-properties fo:font-size="8pt" officeooo:rsid="001ae370" officeooo:paragraph-rsid="001ae370" style:font-size-asian="8pt" style:font-size-complex="8pt"/>
    </style:style>
    <style:style style:name="P66" style:family="paragraph" style:parent-style-name="Standard">
      <style:text-properties style:font-name="Verdana1" fo:font-size="8pt" officeooo:rsid="00179afb" officeooo:paragraph-rsid="00179afb" style:font-size-asian="8pt" style:font-size-complex="8pt"/>
    </style:style>
    <style:style style:name="P67" style:family="paragraph" style:parent-style-name="Standard">
      <style:text-properties style:font-name="Verdana1" fo:font-size="8pt" officeooo:rsid="0018f480" officeooo:paragraph-rsid="0018f480" style:font-size-asian="8pt" style:font-size-complex="8pt"/>
    </style:style>
    <style:style style:name="P68" style:family="paragraph" style:parent-style-name="Standard">
      <style:text-properties style:font-name="Verdana1" fo:font-size="8pt" officeooo:rsid="001a0e78" officeooo:paragraph-rsid="001a0e78" style:font-size-asian="8pt" style:font-size-complex="8pt"/>
    </style:style>
    <style:style style:name="P69" style:family="paragraph" style:parent-style-name="Standard">
      <style:text-properties style:font-name="Verdana1" fo:font-size="8pt" officeooo:rsid="001d420c" officeooo:paragraph-rsid="001d420c" style:font-size-asian="8pt" style:font-size-complex="8pt"/>
    </style:style>
    <style:style style:name="P70" style:family="paragraph" style:parent-style-name="Standard">
      <style:text-properties style:font-name="Verdana1" fo:font-size="8pt" officeooo:rsid="0022a346" officeooo:paragraph-rsid="0022a346" style:font-size-asian="8pt" style:font-size-complex="8pt"/>
    </style:style>
    <style:style style:name="P71" style:family="paragraph" style:parent-style-name="Standard">
      <style:text-properties style:font-name="Verdana1" fo:font-size="8pt" officeooo:rsid="00265e77" officeooo:paragraph-rsid="00265e77" style:font-size-asian="8pt" style:font-size-complex="8pt"/>
    </style:style>
    <style:style style:name="P72" style:family="paragraph" style:parent-style-name="Standard">
      <style:text-properties style:font-name="Verdana1" fo:font-size="8pt" officeooo:rsid="0028dc0f" officeooo:paragraph-rsid="0028dc0f" style:font-size-asian="8pt" style:font-size-complex="8pt"/>
    </style:style>
    <style:style style:name="P73" style:family="paragraph" style:parent-style-name="Standard">
      <style:text-properties style:font-name="Verdana1" fo:font-size="8pt" officeooo:rsid="002b6b01" officeooo:paragraph-rsid="002b6b01" style:font-size-asian="8pt" style:font-size-complex="8pt"/>
    </style:style>
    <style:style style:name="P74" style:family="paragraph" style:parent-style-name="Standard">
      <style:text-properties style:font-name="Verdana1" fo:font-size="8pt" officeooo:rsid="002d2d9e" officeooo:paragraph-rsid="002d2d9e" style:font-size-asian="8pt" style:font-size-complex="8pt"/>
    </style:style>
    <style:style style:name="P75" style:family="paragraph" style:parent-style-name="Standard">
      <style:text-properties style:font-name="Verdana1" fo:font-size="8pt" officeooo:rsid="002defa6" officeooo:paragraph-rsid="002defa6" style:font-size-asian="8pt" style:font-size-complex="8pt"/>
    </style:style>
    <style:style style:name="P76" style:family="paragraph" style:parent-style-name="Standard">
      <style:text-properties style:font-name="Verdana1" fo:font-size="8pt" officeooo:rsid="002ea2dc" officeooo:paragraph-rsid="002ea2dc" style:font-size-asian="8pt" style:font-size-complex="8pt"/>
    </style:style>
    <style:style style:name="P77" style:family="paragraph" style:parent-style-name="Standard">
      <style:text-properties style:font-name="Verdana1" fo:font-size="8pt" officeooo:rsid="0033183a" officeooo:paragraph-rsid="0033183a" style:font-size-asian="8pt" style:font-size-complex="8pt"/>
    </style:style>
    <style:style style:name="P78" style:family="paragraph" style:parent-style-name="Standard">
      <style:text-properties style:font-name="Verdana1" fo:font-size="8pt" officeooo:rsid="0038e99a" officeooo:paragraph-rsid="0038e99a" style:font-size-asian="8pt" style:font-size-complex="8pt"/>
    </style:style>
    <style:style style:name="P79" style:family="paragraph" style:parent-style-name="Standard">
      <style:text-properties style:font-name="Verdana1" fo:font-size="8pt" officeooo:rsid="003c7300" officeooo:paragraph-rsid="003c7300" style:font-size-asian="8pt" style:font-size-complex="8pt"/>
    </style:style>
    <style:style style:name="P80" style:family="paragraph" style:parent-style-name="Standard">
      <style:text-properties style:font-name="Verdana1" fo:font-size="8pt" officeooo:rsid="003c80f4" officeooo:paragraph-rsid="003c80f4" style:font-size-asian="8pt" style:font-size-complex="8pt"/>
    </style:style>
    <style:style style:name="P81" style:family="paragraph" style:parent-style-name="Standard">
      <style:text-properties style:font-name="Verdana1" fo:font-size="8pt" officeooo:rsid="003de636" officeooo:paragraph-rsid="003de636" style:font-size-asian="8pt" style:font-size-complex="8pt"/>
    </style:style>
    <style:style style:name="P82" style:family="paragraph" style:parent-style-name="Standard">
      <style:text-properties style:font-name="Verdana1" fo:font-size="8pt" officeooo:rsid="003dfc99" officeooo:paragraph-rsid="003dfc99" style:font-size-asian="8pt" style:font-size-complex="8pt"/>
    </style:style>
    <style:style style:name="P83" style:family="paragraph" style:parent-style-name="Standard">
      <style:text-properties style:font-name="Verdana1" fo:font-size="8pt" officeooo:rsid="003faf81" officeooo:paragraph-rsid="003faf81" style:font-size-asian="8pt" style:font-size-complex="8pt"/>
    </style:style>
    <style:style style:name="P84" style:family="paragraph" style:parent-style-name="Standard">
      <style:text-properties style:font-name="Verdana1" fo:font-size="8pt" officeooo:rsid="003eb92f" officeooo:paragraph-rsid="003eb92f" style:font-size-asian="8pt" style:font-size-complex="8pt"/>
    </style:style>
    <style:style style:name="P85" style:family="paragraph" style:parent-style-name="Standard">
      <style:text-properties style:font-name="Verdana1" fo:font-size="8pt" officeooo:rsid="003eb92f" officeooo:paragraph-rsid="003f7017" style:font-size-asian="8pt" style:font-size-complex="8pt"/>
    </style:style>
    <style:style style:name="P86" style:family="paragraph" style:parent-style-name="Standard">
      <style:text-properties style:font-name="Verdana1" fo:font-size="8pt" officeooo:rsid="00415c80" officeooo:paragraph-rsid="00415c80" style:font-size-asian="8pt" style:font-size-complex="8pt"/>
    </style:style>
    <style:style style:name="P87" style:family="paragraph" style:parent-style-name="Standard">
      <style:text-properties style:font-name="Verdana1" fo:font-size="8pt" officeooo:rsid="004238a6" officeooo:paragraph-rsid="004238a6" style:font-size-asian="8pt" style:font-size-complex="8pt"/>
    </style:style>
    <style:style style:name="P88" style:family="paragraph" style:parent-style-name="Standard">
      <style:text-properties style:font-name="Verdana1" fo:font-size="8pt" officeooo:rsid="0044273e" officeooo:paragraph-rsid="0044273e" style:font-size-asian="8pt" style:font-size-complex="8pt"/>
    </style:style>
    <style:style style:name="P89" style:family="paragraph" style:parent-style-name="Standard">
      <style:text-properties style:font-name="Verdana1" fo:font-size="8pt" officeooo:rsid="0046e23b" officeooo:paragraph-rsid="0046e23b" style:font-size-asian="8pt" style:font-size-complex="8pt"/>
    </style:style>
    <style:style style:name="P90" style:family="paragraph" style:parent-style-name="Standard">
      <style:text-properties style:font-name="Verdana1" fo:font-size="8pt" officeooo:rsid="004838a2" officeooo:paragraph-rsid="004838a2" style:font-size-asian="8pt" style:font-size-complex="8pt"/>
    </style:style>
    <style:style style:name="P91" style:family="paragraph" style:parent-style-name="Standard">
      <style:text-properties style:font-name="Verdana1" fo:font-size="8pt" officeooo:rsid="004a1374" officeooo:paragraph-rsid="004a1374" style:font-size-asian="8pt" style:font-size-complex="8pt"/>
    </style:style>
    <style:style style:name="P92" style:family="paragraph" style:parent-style-name="Standard">
      <style:text-properties style:font-name="Verdana1" fo:font-size="8pt" officeooo:rsid="004bc975" officeooo:paragraph-rsid="004bc975" style:font-size-asian="8pt" style:font-size-complex="8pt"/>
    </style:style>
    <style:style style:name="P93" style:family="paragraph" style:parent-style-name="Standard">
      <style:text-properties style:font-name="Verdana1" fo:font-size="8pt" officeooo:rsid="004dc2a3" officeooo:paragraph-rsid="004dc2a3" style:font-size-asian="8pt" style:font-size-complex="8pt"/>
    </style:style>
    <style:style style:name="P94" style:family="paragraph" style:parent-style-name="Standard">
      <style:text-properties style:font-name="Verdana1" fo:font-size="8pt" officeooo:rsid="004f00f6" officeooo:paragraph-rsid="004f00f6" style:font-size-asian="8pt" style:font-size-complex="8pt"/>
    </style:style>
    <style:style style:name="P95" style:family="paragraph" style:parent-style-name="Standard">
      <style:text-properties style:font-name="Verdana1" fo:font-size="8pt" officeooo:rsid="00558b5a" officeooo:paragraph-rsid="00558b5a" style:font-size-asian="8pt" style:font-size-complex="8pt"/>
    </style:style>
    <style:style style:name="P96" style:family="paragraph" style:parent-style-name="Standard">
      <style:text-properties style:font-name="Verdana1" fo:font-size="8pt" officeooo:rsid="005368ba" officeooo:paragraph-rsid="005368ba" style:font-size-asian="8pt" style:font-size-complex="8pt"/>
    </style:style>
    <style:style style:name="P97" style:family="paragraph" style:parent-style-name="Standard">
      <style:text-properties style:font-name="Verdana1" fo:font-size="8pt" officeooo:rsid="0055989f" officeooo:paragraph-rsid="0055989f" style:font-size-asian="8pt" style:font-size-complex="8pt"/>
    </style:style>
    <style:style style:name="P98" style:family="paragraph" style:parent-style-name="Standard">
      <style:text-properties style:font-name="Verdana1" fo:font-size="8pt" officeooo:rsid="00576e66" officeooo:paragraph-rsid="00576e66" style:font-size-asian="8pt" style:font-size-complex="8pt"/>
    </style:style>
    <style:style style:name="P99" style:family="paragraph" style:parent-style-name="Standard">
      <style:text-properties style:font-name="Verdana1" fo:font-size="8pt" officeooo:rsid="005af77a" officeooo:paragraph-rsid="005af77a" style:font-size-asian="8pt" style:font-size-complex="8pt"/>
    </style:style>
    <style:style style:name="P100" style:family="paragraph" style:parent-style-name="Standard">
      <style:text-properties style:font-name="Verdana1" fo:font-size="8pt" officeooo:rsid="005efcb5" officeooo:paragraph-rsid="005efcb5" style:font-size-asian="8pt" style:font-size-complex="8pt"/>
    </style:style>
    <style:style style:name="P101" style:family="paragraph" style:parent-style-name="Standard">
      <style:text-properties style:font-name="Verdana1" fo:font-size="8pt" officeooo:rsid="005fe015" officeooo:paragraph-rsid="005fe015" style:font-size-asian="8pt" style:font-size-complex="8pt"/>
    </style:style>
    <style:style style:name="P102" style:family="paragraph" style:parent-style-name="Standard">
      <style:text-properties style:font-name="Verdana1" fo:font-size="8pt" officeooo:rsid="0064e521" officeooo:paragraph-rsid="0064e521" style:font-size-asian="8pt" style:font-size-complex="8pt"/>
    </style:style>
    <style:style style:name="P103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3183a" officeooo:paragraph-rsid="0033183a" style:font-size-asian="8pt" style:font-size-complex="8pt"/>
    </style:style>
    <style:style style:name="P104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c80f4" officeooo:paragraph-rsid="003c80f4" style:font-size-asian="8pt" style:font-size-complex="8pt"/>
    </style:style>
    <style:style style:name="P105" style:family="paragraph" style:parent-style-name="Standard">
      <style:text-properties style:font-name="Verdana1" fo:font-size="8pt" style:text-underline-style="none" officeooo:rsid="0033fb59" officeooo:paragraph-rsid="0033fb59" style:font-size-asian="8pt" style:font-size-complex="8pt"/>
    </style:style>
    <style:style style:name="P106" style:family="paragraph" style:parent-style-name="Standard">
      <style:text-properties style:font-name="Verdana1" fo:font-size="8pt" style:text-underline-style="none" officeooo:rsid="00348387" officeooo:paragraph-rsid="00348387" style:font-size-asian="8pt" style:font-size-complex="8pt"/>
    </style:style>
    <style:style style:name="P107" style:family="paragraph" style:parent-style-name="Standard">
      <style:text-properties style:font-name="Verdana1" fo:font-size="8pt" style:text-underline-style="none" officeooo:rsid="0037e5dc" officeooo:paragraph-rsid="0037e5dc" style:font-size-asian="8pt" style:font-size-complex="8pt"/>
    </style:style>
    <style:style style:name="P108" style:family="paragraph" style:parent-style-name="Standard">
      <style:text-properties style:font-name="Verdana1" fo:font-size="8pt" fo:font-weight="bold" officeooo:rsid="004838a2" officeooo:paragraph-rsid="004838a2" style:font-size-asian="8pt" style:font-weight-asian="bold" style:font-size-complex="8pt" style:font-weight-complex="bold"/>
    </style:style>
    <style:style style:name="P109" style:family="paragraph" style:parent-style-name="Standard">
      <style:text-properties style:font-name="Verdana1" fo:font-size="8pt" fo:font-weight="bold" officeooo:rsid="00415c80" officeooo:paragraph-rsid="00415c80" style:font-size-asian="8pt" style:font-weight-asian="bold" style:font-size-complex="8pt" style:font-weight-complex="bold"/>
    </style:style>
    <style:style style:name="P110" style:family="paragraph" style:parent-style-name="Standard">
      <style:text-properties style:font-name="Verdana1" fo:font-size="8pt" fo:font-weight="bold" officeooo:rsid="0022a346" officeooo:paragraph-rsid="0022a346" style:font-size-asian="8pt" style:font-weight-asian="bold" style:font-size-complex="8pt" style:font-weight-complex="bold"/>
    </style:style>
    <style:style style:name="P111" style:family="paragraph" style:parent-style-name="Standard">
      <style:text-properties style:font-name="Verdana1" fo:font-size="8pt" fo:font-weight="bold" officeooo:rsid="001d420c" officeooo:paragraph-rsid="001d420c" style:font-size-asian="8pt" style:font-weight-asian="bold" style:font-size-complex="8pt" style:font-weight-complex="bold"/>
    </style:style>
    <style:style style:name="P112" style:family="paragraph" style:parent-style-name="Standard">
      <style:text-properties style:font-name="Verdana1" fo:font-size="8pt" fo:font-weight="bold" officeooo:rsid="005af77a" officeooo:paragraph-rsid="005af77a" style:font-size-asian="8pt" style:font-weight-asian="bold" style:font-size-complex="8pt" style:font-weight-complex="bold"/>
    </style:style>
    <style:style style:name="P113" style:family="paragraph" style:parent-style-name="Standard">
      <style:text-properties style:font-name="Verdana1" fo:font-size="8pt" fo:font-weight="bold" officeooo:rsid="0065e2b0" officeooo:paragraph-rsid="0065e2b0" style:font-size-asian="8pt" style:font-weight-asian="bold" style:font-size-complex="8pt" style:font-weight-complex="bold"/>
    </style:style>
    <style:style style:name="P114" style:family="paragraph" style:parent-style-name="Standard">
      <style:paragraph-properties fo:text-align="center" style:justify-single-word="false"/>
      <style:text-properties style:font-name="Verdana1" fo:font-size="8pt" fo:font-weight="bold" officeooo:rsid="0065e2b0" officeooo:paragraph-rsid="0065e2b0" style:font-size-asian="8pt" style:font-weight-asian="bold" style:font-size-complex="8pt" style:font-weight-complex="bold"/>
    </style:style>
    <style:style style:name="P115" style:family="paragraph" style:parent-style-name="Standard">
      <style:text-properties style:font-name="Verdana1" fo:font-size="8pt" fo:language="zxx" fo:country="none" officeooo:rsid="005af77a" officeooo:paragraph-rsid="005af77a" style:font-size-asian="8pt" style:language-asian="zxx" style:country-asian="none" style:font-size-complex="8pt" style:language-complex="zxx" style:country-complex="none"/>
    </style:style>
    <style:style style:name="P116" style:family="paragraph" style:parent-style-name="Standard">
      <style:text-properties style:font-name="Verdana1" fo:font-size="8pt" fo:font-weight="normal" officeooo:rsid="0065e2b0" officeooo:paragraph-rsid="0065e2b0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erdana1" fo:font-size="8pt" fo:font-weight="normal" officeooo:rsid="0066130c" officeooo:paragraph-rsid="0066130c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erdana1" fo:font-size="8pt" fo:font-weight="normal" officeooo:rsid="0066130c" officeooo:paragraph-rsid="00719e06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erdana1" fo:font-size="8pt" fo:font-weight="normal" officeooo:rsid="0066130c" officeooo:paragraph-rsid="007544c4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erdana1" fo:font-size="8pt" fo:font-weight="normal" officeooo:rsid="00679666" officeooo:paragraph-rsid="00679666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erdana1" fo:font-size="8pt" fo:font-weight="normal" officeooo:rsid="006b659f" officeooo:paragraph-rsid="006b659f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erdana1" fo:font-size="8pt" fo:font-weight="normal" officeooo:rsid="006e32a8" officeooo:paragraph-rsid="006e32a8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erdana1" fo:font-size="8pt" fo:font-weight="normal" officeooo:rsid="006f402b" officeooo:paragraph-rsid="006f402b" style:font-size-asian="8pt" style:font-weight-asian="normal" style:font-size-complex="8pt" style:font-weight-complex="normal"/>
    </style:style>
    <style:style style:name="P124" style:family="paragraph" style:parent-style-name="Standard">
      <style:text-properties style:font-name="Verdana1" fo:font-size="8pt" fo:font-weight="normal" officeooo:rsid="0070b447" officeooo:paragraph-rsid="0070b447" style:font-size-asian="8pt" style:font-weight-asian="normal" style:font-size-complex="8pt" style:font-weight-complex="normal"/>
    </style:style>
    <style:style style:name="P125" style:family="paragraph" style:parent-style-name="Standard">
      <style:text-properties style:font-name="Verdana1" fo:font-size="8pt" fo:font-weight="normal" officeooo:rsid="00736dcf" officeooo:paragraph-rsid="00736dcf" style:font-size-asian="8pt" style:font-weight-asian="normal" style:font-size-complex="8pt" style:font-weight-complex="normal"/>
    </style:style>
    <style:style style:name="P126" style:family="paragraph" style:parent-style-name="Standard">
      <style:text-properties style:font-name="Verdana1" fo:font-size="8pt" fo:font-weight="normal" officeooo:rsid="007404f5" officeooo:paragraph-rsid="007404f5" style:font-size-asian="8pt" style:font-weight-asian="normal" style:font-size-complex="8pt" style:font-weight-complex="normal"/>
    </style:style>
    <style:style style:name="P127" style:family="paragraph" style:parent-style-name="Standard">
      <style:text-properties style:font-name="Verdana1" fo:font-size="8pt" fo:font-weight="normal" officeooo:rsid="007544c4" officeooo:paragraph-rsid="007544c4" style:font-size-asian="8pt" style:font-weight-asian="normal" style:font-size-complex="8pt" style:font-weight-complex="normal"/>
    </style:style>
    <style:style style:name="P128" style:family="paragraph" style:parent-style-name="Standard">
      <style:text-properties style:font-name="Verdana1" fo:font-size="8pt" fo:font-weight="normal" officeooo:rsid="0075de52" officeooo:paragraph-rsid="0075de52" style:font-size-asian="8pt" style:font-weight-asian="normal" style:font-size-complex="8pt" style:font-weight-complex="normal"/>
    </style:style>
    <style:style style:name="P129" style:family="paragraph" style:parent-style-name="Standard">
      <style:text-properties style:font-name="Verdana1" fo:font-size="8pt" fo:font-weight="normal" officeooo:rsid="0077d24a" officeooo:paragraph-rsid="0077d24a" style:font-size-asian="8pt" style:font-weight-asian="normal" style:font-size-complex="8pt" style:font-weight-complex="normal"/>
    </style:style>
    <style:style style:name="P130" style:family="paragraph" style:parent-style-name="Standard">
      <style:text-properties style:font-name="Verdana1" fo:font-size="8pt" fo:font-weight="normal" officeooo:rsid="007a602c" officeooo:paragraph-rsid="007a602c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erdana1" fo:font-size="8pt" fo:font-weight="normal" officeooo:rsid="007b005e" officeooo:paragraph-rsid="007b005e" style:font-size-asian="8pt" style:font-weight-asian="normal" style:font-size-complex="8pt" style:font-weight-complex="normal"/>
    </style:style>
    <style:style style:name="P132" style:family="paragraph" style:parent-style-name="Standard">
      <style:text-properties style:font-name="Verdana1" fo:font-size="8pt" fo:font-weight="normal" officeooo:rsid="007bdaaf" officeooo:paragraph-rsid="007bdaaf" style:font-size-asian="8pt" style:font-weight-asian="normal" style:font-size-complex="8pt" style:font-weight-complex="normal"/>
    </style:style>
    <style:style style:name="P133" style:family="paragraph" style:parent-style-name="Standard">
      <style:text-properties fo:color="#800000" style:font-name="Verdana1" fo:font-size="8pt" officeooo:rsid="0038e99a" officeooo:paragraph-rsid="0038e99a" style:font-size-asian="8pt" style:font-size-complex="8pt"/>
    </style:style>
    <style:style style:name="P134" style:family="paragraph" style:parent-style-name="Standard">
      <style:text-properties fo:color="#800000" style:font-name="Verdana1" fo:font-size="8pt" officeooo:rsid="00300d36" officeooo:paragraph-rsid="00300d36" style:font-size-asian="8pt" style:font-size-complex="8pt"/>
    </style:style>
    <style:style style:name="P135" style:family="paragraph" style:parent-style-name="Standard">
      <style:text-properties fo:color="#800000" style:font-name="Verdana1" fo:font-size="8pt" officeooo:rsid="0028dc0f" officeooo:paragraph-rsid="0028dc0f" style:font-size-asian="8pt" style:font-size-complex="8pt"/>
    </style:style>
    <style:style style:name="P136" style:family="paragraph" style:parent-style-name="Standard">
      <style:text-properties fo:color="#800000" style:font-name="Verdana1" fo:font-size="8pt" officeooo:rsid="0077d24a" officeooo:paragraph-rsid="0077d24a" style:font-size-asian="8pt" style:font-size-complex="8pt"/>
    </style:style>
    <style:style style:name="P137" style:family="paragraph" style:parent-style-name="Standard">
      <style:text-properties fo:color="#800000" style:font-name="Verdana1" fo:font-size="8pt" fo:font-weight="bold" officeooo:rsid="005af77a" officeooo:paragraph-rsid="005af77a" style:font-size-asian="8pt" style:font-weight-asian="bold" style:font-size-complex="8pt" style:font-weight-complex="bold"/>
    </style:style>
    <style:style style:name="P138" style:family="paragraph" style:parent-style-name="Standard">
      <style:text-properties fo:color="#800000" style:font-name="Courier 10 Pitch" fo:font-size="8pt" officeooo:rsid="002d2d9e" officeooo:paragraph-rsid="002d2d9e" style:font-size-asian="8pt" style:font-size-complex="8pt"/>
    </style:style>
    <style:style style:name="P139" style:family="paragraph" style:parent-style-name="Standard">
      <style:text-properties fo:color="#800000" style:font-name="Courier 10 Pitch" fo:font-size="8pt" fo:font-weight="bold" officeooo:rsid="003dfc99" officeooo:paragraph-rsid="003dfc99" style:font-size-asian="8pt" style:font-weight-asian="bold" style:font-size-complex="8pt" style:font-weight-complex="bold"/>
    </style:style>
    <style:style style:name="P140" style:family="paragraph" style:parent-style-name="Standard">
      <style:text-properties fo:color="#800000" style:font-name="Courier 10 Pitch" fo:font-size="8pt" fo:language="zxx" fo:country="none" fo:font-weight="bold" officeooo:rsid="00558b5a" officeooo:paragraph-rsid="005af77a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41" style:family="paragraph" style:parent-style-name="Standard">
      <style:text-properties fo:color="#800000" fo:font-size="8pt" officeooo:rsid="002d2d9e" officeooo:paragraph-rsid="002d2d9e" style:font-size-asian="8pt" style:font-size-complex="8pt"/>
    </style:style>
    <style:style style:name="P142" style:family="paragraph" style:parent-style-name="Standard">
      <style:text-properties fo:color="#800000" fo:font-size="8pt" officeooo:rsid="001cc09e" officeooo:paragraph-rsid="0028dc0f" style:font-size-asian="8pt" style:font-size-complex="8pt"/>
    </style:style>
    <style:style style:name="P143" style:family="paragraph" style:parent-style-name="Standard">
      <style:text-properties style:text-line-through-style="none" style:text-line-through-type="none" style:font-name="Verdana1" fo:font-size="8pt" style:text-underline-style="none" officeooo:rsid="00300d36" officeooo:paragraph-rsid="00300d36" style:font-size-asian="8pt" style:font-size-complex="8pt"/>
    </style:style>
    <style:style style:name="P144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7e5dc" style:font-size-asian="8pt" style:font-size-complex="8pt"/>
    </style:style>
    <style:style style:name="P145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48387" style:font-size-asian="8pt" style:font-size-complex="8pt"/>
    </style:style>
    <style:style style:name="P146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3fb59" style:font-size-asian="8pt" style:font-size-complex="8pt"/>
    </style:style>
    <style:style style:name="P147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00d36" style:font-size-asian="8pt" style:font-size-complex="8pt"/>
    </style:style>
    <style:style style:name="P148" style:family="paragraph" style:parent-style-name="Standard">
      <style:text-properties style:text-line-through-style="none" style:text-line-through-type="none" style:font-name="Courier 10 Pitch" fo:font-size="8pt" style:text-underline-style="none" fo:font-weight="bold" officeooo:rsid="002d2d9e" officeooo:paragraph-rsid="00300d36" style:font-size-asian="8pt" style:font-weight-asian="bold" style:font-size-complex="8pt" style:font-weight-complex="bold"/>
    </style:style>
    <style:style style:name="P149" style:family="paragraph" style:parent-style-name="Standard">
      <style:text-properties fo:color="#000000" style:font-name="Verdana1" fo:font-size="8pt" officeooo:paragraph-rsid="005fe015" style:font-size-asian="8pt" style:font-size-complex="8pt"/>
    </style:style>
    <style:style style:name="P150" style:family="paragraph" style:parent-style-name="Standard">
      <style:text-properties fo:color="#000000" style:font-name="Courier 10 Pitch" fo:font-size="8pt" fo:font-weight="bold" officeooo:rsid="0066130c" officeooo:paragraph-rsid="007bdaaf" style:font-name-asian="Courier New" style:font-size-asian="8pt" style:font-weight-asian="bold" style:font-name-complex="Liberation Mono" style:font-size-complex="8pt" style:font-weight-complex="bold"/>
    </style:style>
    <style:style style:name="P151" style:family="paragraph" style:parent-style-name="Heading_20_2">
      <style:text-properties style:font-name="Verdana1" fo:font-size="8pt" officeooo:rsid="004f00f6" officeooo:paragraph-rsid="004f00f6" style:font-size-asian="8pt" style:font-size-complex="8pt"/>
    </style:style>
    <style:style style:name="P152" style:family="paragraph" style:parent-style-name="Preformatted_20_Text">
      <style:text-properties fo:color="#000000" style:font-name="Courier 10 Pitch" fo:font-size="8pt" officeooo:rsid="0044273e" style:font-size-asian="8pt" style:font-size-complex="8pt"/>
    </style:style>
    <style:style style:name="P153" style:family="paragraph" style:parent-style-name="Preformatted_20_Text">
      <style:text-properties fo:color="#000000" style:font-name="Courier 10 Pitch" fo:font-size="8pt" officeooo:rsid="0044273e" officeooo:paragraph-rsid="004bc975" style:font-size-asian="8pt" style:font-size-complex="8pt"/>
    </style:style>
    <style:style style:name="P154" style:family="paragraph" style:parent-style-name="Preformatted_20_Text">
      <style:text-properties fo:color="#000000" style:font-name="Courier 10 Pitch" fo:font-size="8pt" fo:font-weight="bold" officeooo:rsid="0066130c" officeooo:paragraph-rsid="007a602c" style:font-size-asian="8pt" style:font-weight-asian="bold" style:font-size-complex="8pt" style:font-weight-complex="bold"/>
    </style:style>
    <style:style style:name="P155" style:family="paragraph" style:parent-style-name="Preformatted_20_Text">
      <style:text-properties fo:color="#000000" style:font-name="Verdana1" fo:font-size="8pt" style:font-size-asian="8pt" style:font-size-complex="8pt"/>
    </style:style>
    <style:style style:name="P156" style:family="paragraph" style:parent-style-name="Preformatted_20_Text">
      <style:text-properties fo:color="#000000" style:font-name="Verdana1" fo:font-size="8pt" officeooo:rsid="005fe015" officeooo:paragraph-rsid="005fe015" style:font-size-asian="8pt" style:font-size-complex="8pt"/>
    </style:style>
    <style:style style:name="P157" style:family="paragraph" style:parent-style-name="Preformatted_20_Text">
      <style:text-properties fo:color="#000000" style:font-name="Verdana1" fo:font-size="8pt" officeooo:paragraph-rsid="006395ba" style:font-size-asian="8pt" style:font-size-complex="8pt"/>
    </style:style>
    <style:style style:name="P158" style:family="paragraph" style:parent-style-name="Preformatted_20_Text">
      <style:text-properties fo:color="#800000" style:font-name="Courier 10 Pitch" fo:font-size="8pt" fo:font-weight="bold" officeooo:rsid="00558b5a" style:font-size-asian="8pt" style:font-weight-asian="bold" style:font-size-complex="8pt" style:font-weight-complex="bold"/>
    </style:style>
    <style:style style:name="P159" style:family="paragraph" style:parent-style-name="Preformatted_20_Text">
      <style:text-properties fo:color="#800000" style:font-name="Courier 10 Pitch" fo:font-size="8pt" fo:font-weight="bold" officeooo:rsid="00558b5a" officeooo:paragraph-rsid="005fe015" style:font-size-asian="8pt" style:font-weight-asian="bold" style:font-size-complex="8pt" style:font-weight-complex="bold"/>
    </style:style>
    <style:style style:name="P160" style:family="paragraph" style:parent-style-name="Preformatted_20_Text">
      <style:paragraph-properties fo:margin-top="0cm" fo:margin-bottom="0.499cm" loext:contextual-spacing="false"/>
      <style:text-properties fo:color="#000000" style:font-name="Courier 10 Pitch" fo:font-size="8pt" officeooo:rsid="0044273e" style:font-size-asian="8pt" style:font-size-complex="8pt"/>
    </style:style>
    <style:style style:name="P161" style:family="paragraph" style:parent-style-name="Preformatted_20_Text">
      <style:paragraph-properties fo:margin-top="0cm" fo:margin-bottom="0.499cm" loext:contextual-spacing="false"/>
      <style:text-properties fo:color="#000000" style:font-name="Verdana1" fo:font-size="8pt" style:font-size-asian="8pt" style:font-size-complex="8pt"/>
    </style:style>
    <style:style style:name="P162" style:family="paragraph" style:parent-style-name="Preformatted_20_Text">
      <style:paragraph-properties fo:margin-top="0cm" fo:margin-bottom="0.499cm" loext:contextual-spacing="false"/>
      <style:text-properties fo:color="#800000" style:font-name="Courier 10 Pitch" fo:font-size="8pt" fo:font-weight="bold" officeooo:rsid="00558b5a" style:font-size-asian="8pt" style:font-weight-asian="bold" style:font-size-complex="8pt" style:font-weight-complex="bold"/>
    </style:style>
    <style:style style:name="P163" style:family="paragraph" style:parent-style-name="Text_20_body">
      <style:text-properties fo:font-size="8pt" officeooo:rsid="00217e0e" style:font-size-asian="8pt" style:font-size-complex="8pt"/>
    </style:style>
    <style:style style:name="P164" style:family="paragraph" style:parent-style-name="Text_20_body">
      <style:text-properties fo:font-size="8pt" officeooo:rsid="00147c7e" style:font-size-asian="8pt" style:font-size-complex="8pt"/>
    </style:style>
    <style:style style:name="P165" style:family="paragraph" style:parent-style-name="Text_20_body">
      <style:text-properties style:font-name="Courier 10 Pitch" fo:font-size="8pt" officeooo:rsid="0015ad8b" style:font-size-asian="8pt" style:font-size-complex="8pt"/>
    </style:style>
    <style:style style:name="P166" style:family="paragraph" style:parent-style-name="Text_20_body">
      <style:text-properties style:font-name="Courier 10 Pitch" fo:font-size="8pt" officeooo:rsid="001fdf94" style:font-size-asian="8pt" style:font-size-complex="8pt"/>
    </style:style>
    <style:style style:name="P167" style:family="paragraph" style:parent-style-name="Text_20_body">
      <style:text-properties style:font-name="Courier 10 Pitch" fo:font-size="8pt" officeooo:rsid="003de636" style:font-size-asian="8pt" style:font-size-complex="8pt"/>
    </style:style>
    <style:style style:name="P168" style:family="paragraph" style:parent-style-name="Standard">
      <style:text-properties style:font-name="Verdana1" fo:font-size="8pt" fo:font-weight="normal" officeooo:rsid="007bdaaf" officeooo:paragraph-rsid="007bdaaf" style:font-size-asian="8pt" style:font-weight-asian="normal" style:font-size-complex="8pt" style:font-weight-complex="normal"/>
    </style:style>
    <style:style style:name="P169" style:family="paragraph" style:parent-style-name="Standard">
      <style:text-properties style:font-name="Verdana1" fo:font-size="8pt" fo:font-weight="normal" officeooo:rsid="007cebab" officeooo:paragraph-rsid="007cebab" style:font-size-asian="8pt" style:font-weight-asian="normal" style:font-size-complex="8pt" style:font-weight-complex="normal"/>
    </style:style>
    <style:style style:name="P170" style:family="paragraph" style:parent-style-name="Standard">
      <style:text-properties style:font-name="Verdana1" fo:font-size="8pt" fo:font-weight="normal" officeooo:rsid="007e9af9" officeooo:paragraph-rsid="007e9af9" style:font-size-asian="8pt" style:font-weight-asian="normal" style:font-size-complex="8pt" style:font-weight-complex="normal"/>
    </style:style>
    <style:style style:name="P171" style:family="paragraph" style:parent-style-name="Standard">
      <style:text-properties style:font-name="Verdana1" fo:font-size="8pt" fo:font-weight="normal" officeooo:rsid="007f33fd" officeooo:paragraph-rsid="007f33fd" style:font-size-asian="8pt" style:font-weight-asian="normal" style:font-size-complex="8pt" style:font-weight-complex="normal"/>
    </style:style>
    <style:style style:name="P172" style:family="paragraph" style:parent-style-name="Standard">
      <style:text-properties style:font-name="Courier 10 Pitch" fo:font-size="8pt" fo:font-weight="normal" officeooo:rsid="007e9af9" officeooo:paragraph-rsid="007e9af9" style:font-size-asian="8pt" style:font-weight-asian="normal" style:font-size-complex="8pt" style:font-weight-complex="normal"/>
    </style:style>
    <style:style style:name="P173" style:family="paragraph" style:parent-style-name="Standard">
      <style:text-properties fo:color="#800000" style:font-name="Verdana1" fo:font-size="8pt" officeooo:rsid="0077d24a" officeooo:paragraph-rsid="0077d24a" style:font-size-asian="8pt" style:font-size-complex="8pt"/>
    </style:style>
    <style:style style:name="P174" style:family="paragraph" style:parent-style-name="Standard">
      <style:text-properties fo:color="#800000" style:font-name="Verdana1" fo:font-size="8pt" officeooo:rsid="007f33fd" officeooo:paragraph-rsid="007f33fd" style:font-size-asian="8pt" style:font-size-complex="8pt"/>
    </style:style>
    <style:style style:name="P175" style:family="paragraph" style:parent-style-name="Preformatted_20_Text">
      <style:text-properties style:font-name="Courier 10 Pitch" fo:font-size="8pt" fo:font-weight="normal" officeooo:rsid="007e9af9" officeooo:paragraph-rsid="007e9af9" style:font-size-asian="8pt" style:font-weight-asian="normal" style:font-size-complex="8pt" style:font-weight-complex="normal"/>
    </style:style>
    <style:style style:name="P176" style:family="paragraph" style:parent-style-name="Preformatted_20_Text">
      <style:text-properties style:font-name="Courier 10 Pitch" fo:font-size="8pt" style:font-size-asian="8pt" style:font-size-complex="8pt"/>
    </style:style>
    <style:style style:name="P177" style:family="paragraph" style:parent-style-name="Preformatted_20_Text">
      <style:text-properties fo:color="#000000" style:font-name="Verdana1" fo:font-size="8pt" fo:font-weight="normal" officeooo:rsid="007f33fd" officeooo:paragraph-rsid="007f33fd" style:font-size-asian="8pt" style:font-weight-asian="normal" style:font-size-complex="8pt" style:font-weight-complex="normal"/>
    </style:style>
    <style:style style:name="P178" style:family="paragraph" style:parent-style-name="Preformatted_20_Text">
      <style:paragraph-properties fo:margin-top="0cm" fo:margin-bottom="0.499cm" loext:contextual-spacing="false"/>
      <style:text-properties style:font-name="Courier 10 Pitch" fo:font-size="8pt" style:font-size-asian="8pt" style:font-size-complex="8pt"/>
    </style:style>
    <style:style style:name="P179" style:family="paragraph" style:parent-style-name="Preformatted_20_Text">
      <style:paragraph-properties fo:margin-top="0cm" fo:margin-bottom="0.499cm" loext:contextual-spacing="false"/>
      <style:text-properties fo:color="#000000" style:font-name="Verdana1" fo:font-size="8pt" style:font-size-asian="8pt" style:font-size-complex="8pt"/>
    </style:style>
    <style:style style:name="P180" style:family="paragraph" style:parent-style-name="Preformatted_20_Text">
      <style:text-properties fo:color="#000000" style:font-name="Verdana1" fo:font-size="8pt" style:font-size-asian="8pt" style:font-size-complex="8pt"/>
    </style:style>
    <style:style style:name="P181" style:family="paragraph" style:parent-style-name="Heading_20_1">
      <style:text-properties style:font-name="Verdana1" fo:font-size="8pt" fo:font-weight="normal" officeooo:rsid="0066130c" officeooo:paragraph-rsid="00719e06" style:font-size-asian="8pt" style:font-weight-asian="normal" style:font-size-complex="8pt" style:font-weight-complex="normal"/>
    </style:style>
    <style:style style:name="T1" style:family="text">
      <style:text-properties officeooo:rsid="001a0e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d4f8"/>
    </style:style>
    <style:style style:name="T4" style:family="text">
      <style:text-properties style:font-name="Verdana1"/>
    </style:style>
    <style:style style:name="T5" style:family="text">
      <style:text-properties style:font-name="Verdana1" officeooo:rsid="0028dc0f"/>
    </style:style>
    <style:style style:name="T6" style:family="text">
      <style:text-properties officeooo:rsid="002b4fdc"/>
    </style:style>
    <style:style style:name="T7" style:family="text">
      <style:text-properties style:font-name="Courier 10 Pitch"/>
    </style:style>
    <style:style style:name="T8" style:family="text">
      <style:text-properties style:font-name="Courier 10 Pitch" officeooo:rsid="002e8462"/>
    </style:style>
    <style:style style:name="T9" style:family="text">
      <style:text-properties style:font-name="Courier 10 Pitch" officeooo:rsid="003f7017"/>
    </style:style>
    <style:style style:name="T10" style:family="text">
      <style:text-properties style:font-name="Courier 10 Pitch" officeooo:rsid="00558b5a"/>
    </style:style>
    <style:style style:name="T11" style:family="text">
      <style:text-properties style:font-name="Courier 10 Pitch" fo:language="zxx" fo:country="none" officeooo:rsid="00558b5a" style:language-asian="zxx" style:country-asian="none" style:language-complex="zxx" style:country-complex="none"/>
    </style:style>
    <style:style style:name="T12" style:family="text">
      <style:text-properties style:font-name="Courier 10 Pitch" fo:font-weight="bold" style:font-weight-asian="bold" style:font-weight-complex="bold"/>
    </style:style>
    <style:style style:name="T13" style:family="text">
      <style:text-properties style:font-name="Courier 10 Pitch" fo:font-weight="bold" officeooo:rsid="0066130c" style:font-weight-asian="bold" style:font-weight-complex="bold"/>
    </style:style>
    <style:style style:name="T14" style:family="text">
      <style:text-properties officeooo:rsid="0039fc5f"/>
    </style:style>
    <style:style style:name="T15" style:family="text">
      <style:text-properties officeooo:rsid="003b04eb"/>
    </style:style>
    <style:style style:name="T16" style:family="text">
      <style:text-properties officeooo:rsid="003dfc99"/>
    </style:style>
    <style:style style:name="T17" style:family="text">
      <style:text-properties officeooo:rsid="003f7017"/>
    </style:style>
    <style:style style:name="T18" style:family="text">
      <style:text-properties fo:color="#000080"/>
    </style:style>
    <style:style style:name="T19" style:family="text">
      <style:text-properties fo:color="#000080" fo:font-weight="bold"/>
    </style:style>
    <style:style style:name="T20" style:family="text">
      <style:text-properties fo:color="#008000" fo:font-weight="bold"/>
    </style:style>
    <style:style style:name="T21" style:family="text">
      <style:text-properties officeooo:rsid="00558b5a"/>
    </style:style>
    <style:style style:name="T22" style:family="text">
      <style:text-properties fo:language="zxx" fo:country="none" style:language-asian="zxx" style:country-asian="none" style:language-complex="zxx" style:country-complex="none"/>
    </style:style>
    <style:style style:name="T23" style:family="text">
      <style:text-properties fo:color="#800000" style:font-name="Courier 10 Pitch" fo:language="zxx" fo:country="none" fo:font-weight="bold" officeooo:rsid="00558b5a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fo:color="#800000" style:font-name="Courier 10 Pitch" fo:font-weight="bold" officeooo:rsid="00558b5a" style:font-weight-asian="bold" style:font-weight-complex="bold"/>
    </style:style>
    <style:style style:name="T25" style:family="text">
      <style:text-properties fo:color="#800000" style:font-name="Courier 10 Pitch" fo:font-weight="bold" officeooo:rsid="00558b5a" style:font-name-asian="Courier New" style:font-weight-asian="bold" style:font-name-complex="Liberation Mono" style:font-weight-complex="bold"/>
    </style:style>
    <style:style style:name="T26" style:family="text">
      <style:text-properties fo:color="#800000" fo:font-weight="bold" style:font-weight-asian="bold" style:font-weight-complex="bold"/>
    </style:style>
    <style:style style:name="T27" style:family="text">
      <style:text-properties fo:background-color="#ffe4ff" loext:char-shading-value="0"/>
    </style:style>
    <style:style style:name="T28" style:family="text">
      <style:text-properties officeooo:rsid="00609bb1"/>
    </style:style>
    <style:style style:name="T29" style:family="text">
      <style:text-properties officeooo:rsid="0061a51f"/>
    </style:style>
    <style:style style:name="T30" style:family="text">
      <style:text-properties officeooo:rsid="006395ba"/>
    </style:style>
    <style:style style:name="T31" style:family="text">
      <style:text-properties officeooo:rsid="00697309"/>
    </style:style>
    <style:style style:name="T32" style:family="text">
      <style:text-properties fo:color="#0000ff"/>
    </style:style>
    <style:style style:name="T33" style:family="text">
      <style:text-properties fo:color="#660099"/>
    </style:style>
    <style:style style:name="T34" style:family="text">
      <style:text-properties officeooo:rsid="00809a12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1193376" text:id="ct61193376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  <text:p/>
            </office:change-info>
          </text:format-change>
        </text:changed-region>
        <text:changed-region xml:id="ct61218672" text:id="ct61218672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  <text:p/>
            </office:change-info>
          </text:format-change>
        </text:changed-region>
        <text:changed-region xml:id="ct61192256" text:id="ct61192256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  <text:p/>
            </office:change-info>
          </text:format-change>
        </text:changed-region>
        <text:changed-region xml:id="ct61219600" text:id="ct61219600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  <text:p/>
            </office:change-info>
          </text:format-change>
        </text:changed-region>
        <text:changed-region xml:id="ct61226016" text:id="ct61226016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  <text:p/>
            </office:change-info>
          </text:format-change>
        </text:changed-region>
        <text:changed-region xml:id="ct61234832" text:id="ct61234832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  <text:p/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LINKS:</text:p>
      <text:p text:style-name="P61"/>
      <text:p text:style-name="P56"><text:change-start text:change-id="ct61193376"/><text:a xlink:type="simple" xlink:href="http://micropython.org/download#esp8266" text:style-name="Internet_20_link" text:visited-style-name="Visited_20_Internet_20_Link">http://micropython.org/download#esp8266</text:a><text:change-end text:change-id="ct61193376"/></text:p>
      <text:p text:style-name="P65"><text:bookmark-start text:name="__DdeLink__1044_1201590647"/><text:change-start text:change-id="ct61218672"/>https://docs.micropython.org/en/latest/esp8266/esp8266/tutorial/intro.html<text:bookmark-end text:name="__DdeLink__1044_1201590647"/><text:change-end text:change-id="ct61218672"/></text:p>
      <text:p text:style-name="P163"><text:change-start text:change-id="ct61192256"/>https://github.com/espressif/esptool<text:change-end text:change-id="ct61192256"/></text:p>
      <text:p text:style-name="P64"><text:change-start text:change-id="ct61219600"/><text:a xlink:type="simple" xlink:href="https://github.com/micropython/webrepl" text:style-name="Internet_20_link" text:visited-style-name="Visited_20_Internet_20_Link"><text:span text:style-name="T6">https://github.com/micropython/webrepl</text:span></text:a><text:change-end text:change-id="ct61219600"/></text:p>
      <text:p text:style-name="P64"><text:change-start text:change-id="ct61226016"/><text:a xlink:type="simple" xlink:href="http://www.blinkenlights.nl/" text:style-name="Internet_20_link" text:visited-style-name="Visited_20_Internet_20_Link"><text:span text:style-name="T21">www.</text:span></text:a><text:a xlink:type="simple" xlink:href="http://www.blinkenlights.nl/" text:style-name="Internet_20_link" text:visited-style-name="Visited_20_Internet_20_Link">blinkenlights.nl</text:a><text:change-end text:change-id="ct61226016"/></text:p>
      <text:p text:style-name="P64"/>
      <text:p text:style-name="P64"/>
      <text:p text:style-name="P64"/>
      <text:p text:style-name="P63"/>
      <text:p text:style-name="P63"/>
      <text:p text:style-name="P56"/>
      <text:p text:style-name="P56"/>
      <text:p text:style-name="P61">LIBRARY:</text:p>
      <text:p text:style-name="P61"/>
      <text:p text:style-name="P142">import esp</text:p>
      <text:p text:style-name="P135">import webrepl_setup</text:p>
      <text:p text:style-name="P141"><text:span text:style-name="T5">i</text:span><text:span text:style-name="T4">mport machine</text:span></text:p>
      <text:p text:style-name="P134">import time</text:p>
      <text:p text:style-name="P133">import os</text:p>
      <text:p text:style-name="P136">import math</text:p>
      <text:p text:style-name="P136">import network</text:p>
      <text:p text:style-name="P136">import socket</text:p>
      <text:p text:style-name="P174">import onwire</text:p>
      <text:p text:style-name="P174">import ds18x20</text:p>
      <text:p text:style-name="P133"/>
      <text:p text:style-name="P62"/>
      <text:p text:style-name="P62"/>
      <text:p text:style-name="P55"/>
      <text:p text:style-name="P55">Instalar o firmware</text:p>
      <text:p text:style-name="P55"/>
      <text:p text:style-name="P55"/>
      <text:p text:style-name="P55">Tenho o esp8266-01 <text:s/>e o nodemcu lua com o esp8266-12F. Os firmwares ficam no link:</text:p>
      <text:p text:style-name="P164"><text:change-start text:change-id="ct61234832"/>http://micropython.org/download#esp8266<text:change-end text:change-id="ct61234832"/></text:p>
      <text:p text:style-name="P55"/>
      <text:p text:style-name="P55">Baixei a versão para o nodemcu que possui 4M e a versão de 512K para o esp01.</text:p>
      <text:p text:style-name="P55"/>
      <text:p text:style-name="P57">A versão de 512K possui menos recursos que a outra.</text:p>
      <text:p text:style-name="P57"/>
      <text:p text:style-name="P4">user ~ $ ls Downloads/esp82*</text:p>
      <text:p text:style-name="P4">Downloads/esp8266-20170526-v1.9.bin</text:p>
      <text:p text:style-name="P4">Downloads/esp8266-512k-20170530-v1.9-4-gd5b8825d.bin</text:p>
      <text:p text:style-name="P165">user ~ $ </text:p>
      <text:p text:style-name="P57"/>
      <text:p text:style-name="P57"/>
      <text:p text:style-name="P58">Também é preciso instalar a ferramenta de gravação do firware:</text:p>
      <text:p text:style-name="P58"/>
      <text:p text:style-name="P3">user ~ $ pip install esptool</text:p>
      <text:p text:style-name="P58"/>
      <text:p text:style-name="P58">Ou realizar o upgrade. Pois em versões anteriores ele não consegue detectar automaticamente o tamanho da flash.</text:p>
      <text:p text:style-name="P59"/>
      <text:p text:style-name="P2">user ~ $ pip install –upgrade esptool</text:p>
      <text:p text:style-name="P59"/>
      <text:p text:style-name="P60"/>
      <text:p text:style-name="P60">Limpando a flash</text:p>
      <text:p text:style-name="P60"/>
      <text:p text:style-name="P1">user ~ $ esptool.py --port /dev/ttyUSB0 erase_flash</text:p>
      <text:p text:style-name="P165">esptool.py v1.3</text:p>
      <text:p text:style-name="P1">Connecting....</text:p>
      <text:p text:style-name="P1">Running Cesanta flasher stub...</text:p>
      <text:p text:style-name="P1">Erasing flash (this may take a while)...</text:p>
      <text:p text:style-name="P1">Erase took 4.1 seconds</text:p>
      <text:p text:style-name="P1">user ~ $ </text:p>
      <text:p text:style-name="P60"/>
      <text:p text:style-name="P60"/>
      <text:p text:style-name="P60">Gravando o firware correspondente</text:p>
      <text:p text:style-name="P60"/>
      <text:p text:style-name="P60"/>
      <text:p text:style-name="P1">user ~ $ sudo esptool.py --port /dev/ttyUSB0 --baud 460800 write_flash --flash_size=detect 0 Downloads/esp8266-512k-20170530-v1.9-4-gd5b8825d.bin </text:p>
      <text:p text:style-name="P1"><text:soft-page-break/>esptool.py v1.3</text:p>
      <text:p text:style-name="P1">Connecting....</text:p>
      <text:p text:style-name="P1">Auto-detected Flash size: 8m</text:p>
      <text:p text:style-name="P1">Running Cesanta flasher stub...</text:p>
      <text:p text:style-name="P1">Flash params set to 0x0020</text:p>
      <text:p text:style-name="P1">Wrote 503808 bytes at 0x0 in 12.1 seconds (333.8 kbit/s)...</text:p>
      <text:p text:style-name="P1">Leaving...</text:p>
      <text:p text:style-name="P1">user ~ $ </text:p>
      <text:p text:style-name="P1"/>
      <text:p text:style-name="P1"/>
      <text:p text:style-name="P82">30/05/2017 FIZ UM TESTE COM RESULTADOS ESTRANHOS!!!</text:p>
      <text:p text:style-name="P82"/>
      <text:p text:style-name="P82">Este firware é para 512K. Contudo sei que meu esp8266-01 é uma versão atualizada para 1M. Então tentei gravar o mesmo firmware do nodemcu lua</text:p>
      <text:p text:style-name="P82"/>
      <text:p text:style-name="P33">user ~ $ sudo esptool.py --port /dev/ttyUSB0 --baud 460800 write_flash --flash_size=detect 0 Downloads/esp8266-20170526-v1.9.bin </text:p>
      <text:p text:style-name="P33">esptool.py v1.3</text:p>
      <text:p text:style-name="P33">Connecting....</text:p>
      <text:p text:style-name="P139">Auto-detected Flash size: 8m</text:p>
      <text:p text:style-name="P33">Running Cesanta flasher stub...</text:p>
      <text:p text:style-name="P33">Flash params set to 0x0020</text:p>
      <text:p text:style-name="P33">Wrote 602112 bytes at 0x0 in 14.4 seconds (333.6 kbit/s)...</text:p>
      <text:p text:style-name="P33">Leaving...</text:p>
      <text:p text:style-name="P33">user ~ $ </text:p>
      <text:p text:style-name="P82"/>
      <text:p text:style-name="P82"/>
      <text:p text:style-name="P82">Ele detectou como 8MB. Não está certo. É para ele ter 1MB</text:p>
      <text:p text:style-name="P82"/>
      <text:p text:style-name="P84">Humm no comando</text:p>
      <text:p text:style-name="P84"/>
      <text:p text:style-name="P32">&gt;&gt;&gt; esp.flash_size()</text:p>
      <text:p text:style-name="P32">1048576</text:p>
      <text:p text:style-name="P32">&gt;&gt;&gt; </text:p>
      <text:p text:style-name="P84"/>
      <text:p text:style-name="P85">Ele mostrou a qtd certa.</text:p>
      <text:p text:style-name="P18"/>
      <text:p text:style-name="P85"><text:span text:style-name="T17">DEU CERTO</text:span><text:span text:style-name="T9"> </text:span></text:p>
      <text:p text:style-name="P1"/>
      <text:p text:style-name="P1"/>
      <text:p text:style-name="P60"/>
      <text:p text:style-name="P60">Usando o software picocom é possível entrar no prompt do micropython</text:p>
      <text:p text:style-name="P60"/>
      <text:p text:style-name="P1">user ~ $ picocom /dev/ttyUSB0 <text:s/>-b115200</text:p>
      <text:p text:style-name="P1">picocom v1.7</text:p>
      <text:p text:style-name="P1"/>
      <text:p text:style-name="P1">port is <text:s text:c="7"/>: /dev/ttyUSB0</text:p>
      <text:p text:style-name="P1">flowcontrol <text:s text:c="3"/>: none</text:p>
      <text:p text:style-name="P1">baudrate is <text:s text:c="3"/>: 115200</text:p>
      <text:p text:style-name="P1">parity is <text:s text:c="5"/>: none</text:p>
      <text:p text:style-name="P1">databits are <text:s text:c="2"/>: 8</text:p>
      <text:p text:style-name="P1">escape is <text:s text:c="5"/>: C-a</text:p>
      <text:p text:style-name="P1">local echo is <text:s/>: no</text:p>
      <text:p text:style-name="P1">noinit is <text:s text:c="5"/>: no</text:p>
      <text:p text:style-name="P1">noreset is <text:s text:c="4"/>: no</text:p>
      <text:p text:style-name="P1">nolock is <text:s text:c="5"/>: no</text:p>
      <text:p text:style-name="P1">send_cmd is <text:s text:c="3"/>: sz -vv</text:p>
      <text:p text:style-name="P1">receive_cmd is : rz -vv</text:p>
      <text:p text:style-name="P1">imap is <text:s text:c="7"/>: </text:p>
      <text:p text:style-name="P1">omap is <text:s text:c="7"/>: </text:p>
      <text:p text:style-name="P1">emap is <text:s text:c="7"/>: crcrlf,delbs,</text:p>
      <text:p text:style-name="P1"/>
      <text:p text:style-name="P1">Terminal ready</text:p>
      <text:p text:style-name="P1"/>
      <text:p text:style-name="P1">&gt;&gt;&gt;</text:p>
      <text:p text:style-name="P1"/>
      <text:p text:style-name="P66">PRONTO!! Micropython rodando no esp8266.</text:p>
      <text:p text:style-name="P67">Ele já reinicia no modo AP para wifi. É possível conectar no ESP.</text:p>
      <text:p text:style-name="P71">Caso a rede que apareça for Micropython-** a senha será <text:span text:style-name="T2">micropythoN</text:span></text:p>
      <text:p text:style-name="P71"/>
      <text:p text:style-name="P67"/>
      <text:p text:style-name="P67">Esta é a mensagem que aparece no terminal <text:s/>ao conectar e ao desconectar;</text:p>
      <text:p text:style-name="P67"/>
      <text:p text:style-name="P7">&gt;&gt;&gt; add 1</text:p>
      <text:p text:style-name="P7">aid 1</text:p>
      <text:p text:style-name="P7"><text:soft-page-break/>station: cc:fa:00:9f:5e:98 join, AID = 1</text:p>
      <text:p text:style-name="P7">station: cc:fa:00:9f:5e:98 leave, AID = 1</text:p>
      <text:p text:style-name="P7">rm 1</text:p>
      <text:p text:style-name="P67"/>
      <text:p text:style-name="P67"/>
      <text:p text:style-name="P67"/>
      <text:p text:style-name="P69">Alguns testes com o módulo esp.</text:p>
      <text:p text:style-name="P69"/>
      <text:p text:style-name="P43">import esp</text:p>
      <text:p text:style-name="P69"/>
      <text:p text:style-name="P111">01</text:p>
      <text:p text:style-name="P43">&gt;&gt;&gt; esp.check_fw()</text:p>
      <text:p text:style-name="P6">size: 502484</text:p>
      <text:p text:style-name="P6">md5: 9614a884c40e6b92bec8cf1b6f90e575</text:p>
      <text:p text:style-name="P6">True</text:p>
      <text:p text:style-name="P6">&gt;&gt;&gt; </text:p>
      <text:p text:style-name="P67"/>
      <text:p text:style-name="P111">12F</text:p>
      <text:p text:style-name="P43">&gt;&gt;&gt; esp.check_fw()</text:p>
      <text:p text:style-name="P6">size: 598068</text:p>
      <text:p text:style-name="P6">md5: cf3a503028855e9dc093a2ec3ab53634</text:p>
      <text:p text:style-name="P6">True</text:p>
      <text:p text:style-name="P6">&gt;&gt;&gt; </text:p>
      <text:p text:style-name="P67"/>
      <text:p text:style-name="P42">&gt;&gt;&gt; esp.flash_size()</text:p>
      <text:p text:style-name="P5">1048576</text:p>
      <text:p text:style-name="P5">&gt;&gt;&gt; </text:p>
      <text:p text:style-name="P5"/>
      <text:p text:style-name="P42">&gt;&gt;&gt; esp.flash_size()</text:p>
      <text:p text:style-name="P5">4194304</text:p>
      <text:p text:style-name="P5">&gt;&gt;&gt; </text:p>
      <text:p text:style-name="P5"/>
      <text:p text:style-name="P5"/>
      <text:p text:style-name="P41">&gt;&gt;&gt; esp.info()</text:p>
      <text:p text:style-name="P12">_text_start=40100000</text:p>
      <text:p text:style-name="P12">_text_end=40107c9c</text:p>
      <text:p text:style-name="P12">_irom0_text_start=40209000</text:p>
      <text:p text:style-name="P12">_irom0_text_end=4027aad4</text:p>
      <text:p text:style-name="P12">_data_start=3ffe8000</text:p>
      <text:p text:style-name="P12">_data_end=3ffe8438</text:p>
      <text:p text:style-name="P12">_rodata_start=3ffe8440</text:p>
      <text:p text:style-name="P12">_rodata_end=3ffe8ff8</text:p>
      <text:p text:style-name="P12">_bss_start=3ffe8ff8</text:p>
      <text:p text:style-name="P12">_bss_end=3fff8940</text:p>
      <text:p text:style-name="P12">_heap_start=3fff8940</text:p>
      <text:p text:style-name="P12">_heap_end=3fffc000</text:p>
      <text:p text:style-name="P12">qstr:</text:p>
      <text:p text:style-name="P12"><text:s text:c="2"/>n_pool=0</text:p>
      <text:p text:style-name="P12"><text:s text:c="2"/>n_qstr=0</text:p>
      <text:p text:style-name="P12"><text:s text:c="2"/>n_str_data_bytes=0</text:p>
      <text:p text:style-name="P12"><text:s text:c="2"/>n_total_bytes=0</text:p>
      <text:p text:style-name="P12">GC:</text:p>
      <text:p text:style-name="P12"><text:s text:c="2"/>36288 total</text:p>
      <text:p text:style-name="P12"><text:s text:c="2"/>960 : 35328</text:p>
      <text:p text:style-name="P12"><text:s text:c="2"/>1=27 2=7 m=5</text:p>
      <text:p text:style-name="P12"><text:span text:style-name="T2">&gt;&gt;&gt;</text:span> </text:p>
      <text:p text:style-name="P41">&gt;&gt;&gt; esp.info()</text:p>
      <text:p text:style-name="P12">_text_start=40100000</text:p>
      <text:p text:style-name="P12">_text_end=40107d70</text:p>
      <text:p text:style-name="P12">_irom0_text_start=40209000</text:p>
      <text:p text:style-name="P12">_irom0_text_end=40292034</text:p>
      <text:p text:style-name="P12">_data_start=3ffe8000</text:p>
      <text:p text:style-name="P12">_data_end=3ffe8450</text:p>
      <text:p text:style-name="P12">_rodata_start=3ffe8450</text:p>
      <text:p text:style-name="P12">_rodata_end=3ffe9008</text:p>
      <text:p text:style-name="P12">_bss_start=3ffe9008</text:p>
      <text:p text:style-name="P12">_bss_end=3fff8b68</text:p>
      <text:p text:style-name="P12">_heap_start=3fff8b68</text:p>
      <text:p text:style-name="P12">_heap_end=3fffc000</text:p>
      <text:p text:style-name="P12">qstr:</text:p>
      <text:p text:style-name="P12"><text:s text:c="2"/>n_pool=0</text:p>
      <text:p text:style-name="P12"><text:s text:c="2"/>n_qstr=0</text:p>
      <text:p text:style-name="P12"><text:s text:c="2"/>n_str_data_bytes=0</text:p>
      <text:p text:style-name="P12"><text:s text:c="2"/>n_total_bytes=0</text:p>
      <text:p text:style-name="P12">GC:</text:p>
      <text:p text:style-name="P12"><text:soft-page-break/><text:s text:c="2"/>36288 total</text:p>
      <text:p text:style-name="P12"><text:s text:c="2"/>5504 : 30784</text:p>
      <text:p text:style-name="P12"><text:s text:c="2"/>1=40 2=11 m=264</text:p>
      <text:p text:style-name="P12"><text:span text:style-name="T2">&gt;&gt;&gt;</text:span> </text:p>
      <text:p text:style-name="P66"/>
      <text:p text:style-name="P66"/>
      <text:p text:style-name="P40">&gt;&gt;&gt; esp.meminfo()</text:p>
      <text:p text:style-name="P8">data <text:s/>: 0x3ffe8000 ~ 0x3ffe8438, len: 1080</text:p>
      <text:p text:style-name="P8">rodata: 0x3ffe8440 ~ 0x3ffe8ff8, len: 3000</text:p>
      <text:p text:style-name="P8">bss <text:s text:c="2"/>: 0x3ffe8ff8 ~ 0x3fff8940, len: 63816</text:p>
      <text:p text:style-name="P8">heap <text:s/>: 0x3fff8940 ~ 0x3fffc000, len: 14016</text:p>
      <text:p text:style-name="P8">&gt;&gt;&gt; </text:p>
      <text:p text:style-name="P66"/>
      <text:p text:style-name="P40">&gt;&gt;&gt; esp.freemem()</text:p>
      <text:p text:style-name="P8">12216</text:p>
      <text:p text:style-name="P8">&gt;&gt;&gt; </text:p>
      <text:p text:style-name="P8"/>
      <text:p text:style-name="P40">&gt;&gt;&gt; esp.freemem()</text:p>
      <text:p text:style-name="P8">10752</text:p>
      <text:p text:style-name="P8">&gt;&gt;&gt; </text:p>
      <text:p text:style-name="P68"/>
      <text:p text:style-name="P68"/>
      <text:p text:style-name="P70">O shell do micropython também é chamado de REPL. É possível acessar pela serial do dispositivo. <text:span text:style-name="T3">O baudrate é de 115200.</text:span></text:p>
      <text:p text:style-name="P70"/>
      <text:p text:style-name="P70"/>
      <text:p text:style-name="P110">UART0:</text:p>
      <text:p text:style-name="P110"><text:s text:c="3"/>U0RXD – GPIO3</text:p>
      <text:p text:style-name="P110"><text:s text:c="3"/>U0TXD – GPIO1</text:p>
      <text:p text:style-name="P70"/>
      <text:p text:style-name="P11">$user picocom /dev/ttyUSB0 -b115200</text:p>
      <text:p text:style-name="P68"/>
      <text:p text:style-name="P68"/>
      <text:p text:style-name="P72">Também é possível se conectar via Browser, usando WebREPL, por padrão está desabilitado.</text:p>
      <text:p text:style-name="P72">Para habilitar será necessário se conectar na serial e executar os comandos:</text:p>
      <text:p text:style-name="P72"/>
      <text:p text:style-name="P39">&gt;&gt;&gt; import webrepl_setup</text:p>
      <text:p text:style-name="P9">WebREPL daemon auto-start status: disabled</text:p>
      <text:p text:style-name="P9"/>
      <text:p text:style-name="P9">Would you like to (E)nable or (D)isable it running on boot?</text:p>
      <text:p text:style-name="P166">(Empty line to quit)</text:p>
      <text:p text:style-name="P9">&gt; E</text:p>
      <text:p text:style-name="P9">To enable WebREPL, you must set password for it</text:p>
      <text:p text:style-name="P9"/>
      <text:p text:style-name="P9">New password: 1234</text:p>
      <text:p text:style-name="P9">Confirm password: 1234</text:p>
      <text:p text:style-name="P9">Changes will be activated after reboot</text:p>
      <text:p text:style-name="P9">Would you like to reboot now? (y/n) y</text:p>
      <text:p text:style-name="P72">&gt;&gt;&gt; </text:p>
      <text:p text:style-name="P68"/>
      <text:p text:style-name="P38">WebREPL daemon started on ws://192.168.4.1:8266</text:p>
      <text:p text:style-name="P10">Started webrepl in normal mode</text:p>
      <text:p text:style-name="P10">OSError: [Errno 2] ENOENT</text:p>
      <text:p text:style-name="P10"/>
      <text:p text:style-name="P10">MicroPython v1.9-8-gfcaadf92 on 2017-05-26; ESP module with ESP8266</text:p>
      <text:p text:style-name="P166">Type "help()" for more information.</text:p>
      <text:p text:style-name="P10">&gt;&gt;&gt; </text:p>
      <text:p text:style-name="P68"/>
      <text:p text:style-name="P73">Dá para acessar o link on line ou baixar o WebRPL no PC e utilizar executando o webrepl.html</text:p>
      <text:p text:style-name="P73"/>
      <text:p text:style-name="P73"/>
      <text:p text:style-name="P81">Tentei configurar o webrepl no esp8266-01 e consegui.</text:p>
      <text:p text:style-name="P81">Contudo, não deu certo nem enviar e nem receber arquivos.</text:p>
      <text:p text:style-name="P81">A configuração também não ficou salva</text:p>
      <text:p text:style-name="P81"/>
      <text:p text:style-name="P17">Traceback (most recent call last):</text:p>
      <text:p text:style-name="P17"><text:s text:c="2"/>File "_boot.py", line 11, in &lt;module&gt;</text:p>
      <text:p text:style-name="P17"><text:s text:c="2"/>File "_boot.py", line 8, in &lt;module&gt;</text:p>
      <text:p text:style-name="P17">AttributeError: 'module' object has no attribute 'mount'</text:p>
      <text:p text:style-name="P167">OSError: [Errno 2] ENOENT</text:p>
      <text:p text:style-name="P17">OSError: [Errno 2] ENOENT</text:p>
      <text:p text:style-name="P17"/>
      <text:p text:style-name="P17"><text:soft-page-break/>MicroPython v1.9-4-gd5b8825d on 2017-05-30; ESP module with ESP8266</text:p>
      <text:p text:style-name="P167">Type "help()" for more information.</text:p>
      <text:p text:style-name="P81"/>
      <text:p text:style-name="P81">Esse é o erro ao tentar enviar um arquivo. Ele chega a reiniciar.</text:p>
      <text:p text:style-name="P81"/>
      <text:p text:style-name="P81">Para configurar no esp8266-01 fiz o seguinte</text:p>
      <text:p text:style-name="P81"/>
      <text:p text:style-name="P17">&gt;&gt;&gt; webrepl._webrepl.password('1234')</text:p>
      <text:p text:style-name="P17">&gt;&gt;&gt; webrepl.setup_conn(8266,webrepl.accept_conn)</text:p>
      <text:p text:style-name="P17">WebREPL daemon started on ws://192.168.4.1:8266</text:p>
      <text:p text:style-name="P17">&lt;socket state=0 timeout=-1 incoming=0 off=0&gt;</text:p>
      <text:p text:style-name="P17">&gt;&gt;&gt; </text:p>
      <text:p text:style-name="P17">WebREPL connection from: ('192.168.4.2', 36350)</text:p>
      <text:p text:style-name="P81"/>
      <text:p text:style-name="P81"/>
      <text:p text:style-name="P73"/>
      <text:p text:style-name="P73"/>
      <text:p text:style-name="P73"/>
      <text:p text:style-name="P73"/>
      <text:p text:style-name="P73"/>
      <text:p text:style-name="P74">Primeio teste que fiz foi ascender o LED onboard do nodemcu, que fica na GPIO2.</text:p>
      <text:p text:style-name="P74"/>
      <text:p text:style-name="P74">O led é invertido, high – desliga, low – liga.</text:p>
      <text:p text:style-name="P74"/>
      <text:p text:style-name="P37">import machine</text:p>
      <text:p text:style-name="P13"/>
      <text:p text:style-name="P13">&gt;&gt;&gt; pin = machine.Pin(2, machine.Pin.OUT)</text:p>
      <text:p text:style-name="P13">&gt;&gt;&gt; pin.low()</text:p>
      <text:p text:style-name="P138">Traceback (most recent call last):</text:p>
      <text:p text:style-name="P138"><text:s text:c="2"/>File "&lt;stdin&gt;", line 1, in &lt;module&gt;</text:p>
      <text:p text:style-name="P138">AttributeError: 'Pin' object has no attribute 'low'</text:p>
      <text:p text:style-name="P13"/>
      <text:p text:style-name="P13">&gt;&gt;&gt; pin.on()</text:p>
      <text:p text:style-name="P13">&gt;&gt;&gt; pin.off()</text:p>
      <text:p text:style-name="P13">&gt;&gt;&gt; </text:p>
      <text:p text:style-name="P73"/>
      <text:p text:style-name="P74">No tutorial ele diz para utilizar <text:span text:style-name="T7">pin.low()</text:span> e <text:span text:style-name="T7">pin.high()</text:span>, contudo estas funções não existem. Ao invés utilizei <text:span text:style-name="T7">pin.off() </text:span>e <text:span text:style-name="T7">pin.on()</text:span></text:p>
      <text:p text:style-name="P73"/>
      <text:p text:style-name="P75">Descrição:</text:p>
      <text:p text:style-name="P75"/>
      <text:p text:style-name="P75">pin recebe um objeto do tipo Pin. <text:s/><text:span text:style-name="T8">m</text:span><text:span text:style-name="T7">achine</text:span> que é o módulo <text:span text:style-name="T7">.Pin(2, machine.Pin.OUT)</text:span>, 2 é a GPIO e OUT quer dizer que a porta será de saída.</text:p>
      <text:p text:style-name="P75"/>
      <text:p text:style-name="P75"/>
      <text:p text:style-name="P73"/>
      <text:p text:style-name="P76">Criando um toggle para o Pin.</text:p>
      <text:p text:style-name="P76"/>
      <text:p text:style-name="P14">&gt;&gt;&gt; def toggle(p):</text:p>
      <text:p text:style-name="P14">... <text:s text:c="4"/>p.value(not p.value())</text:p>
      <text:p text:style-name="P14"/>
      <text:p text:style-name="P14"/>
      <text:p text:style-name="P14">toggle(pin)</text:p>
      <text:p text:style-name="P76"/>
      <text:p text:style-name="P76"/>
      <text:p text:style-name="P143">Está aqui um Blink!!!!</text:p>
      <text:p text:style-name="P143"/>
      <text:p text:style-name="P143"/>
      <text:p text:style-name="P147">&gt;&gt;&gt; import time</text:p>
      <text:p text:style-name="P147">&gt;&gt;&gt; while True:</text:p>
      <text:p text:style-name="P147">... <text:s text:c="4"/>toggle(pin)</text:p>
      <text:p text:style-name="P148">... <text:s text:c="4"/>time.sleep_ms(500)</text:p>
      <text:p text:style-name="P73"/>
      <text:p text:style-name="P68"/>
      <text:p text:style-name="P68"/>
      <text:p text:style-name="P68"/>
      <text:p text:style-name="P77">Crtl+E entra no modo “paste”. Onde é possível escrever várias linhas de código e depois apertar Crtl+D para executar ou Crtl+C para cancelar.</text:p>
      <text:p text:style-name="P77"/>
      <text:p text:style-name="P103"/>
      <text:p text:style-name="P68"/>
      <text:p text:style-name="P68"/>
      <text:p text:style-name="P105">30/05/2017</text:p>
      <text:p text:style-name="P105"/>
      <text:p text:style-name="P105"><text:soft-page-break/>FILESYSTEM</text:p>
      <text:p text:style-name="P105"/>
      <text:p text:style-name="P105">É identico ao python mesmo.</text:p>
      <text:p text:style-name="P105">Para abrir um arquivo:</text:p>
      <text:p text:style-name="P105"/>
      <text:p text:style-name="P146">f = open(“nome_do_arquivo”, “modo”);</text:p>
      <text:p text:style-name="P105"/>
      <text:p text:style-name="P105">modo = “w”, “wb”, “r”, “rb”</text:p>
      <text:p text:style-name="P105"/>
      <text:p text:style-name="P105">Se o modo não for passado, por padrão abre como leitura e como arquivo txt.</text:p>
      <text:p text:style-name="P105"/>
      <text:p text:style-name="P145">f.write()</text:p>
      <text:p text:style-name="P145">f.read()</text:p>
      <text:p text:style-name="P145">f.close()</text:p>
      <text:p text:style-name="P106"/>
      <text:p text:style-name="P106"/>
      <text:p text:style-name="P106"/>
      <text:p text:style-name="P107">Tentei e deu este erro:</text:p>
      <text:p text:style-name="P107"/>
      <text:p text:style-name="P144">&gt;&gt;&gt; f = open("data.txt")</text:p>
      <text:p text:style-name="P144">Traceback (most recent call last):</text:p>
      <text:p text:style-name="P144"><text:s text:c="2"/>File "&lt;stdin&gt;", line 1, in &lt;module&gt;</text:p>
      <text:p text:style-name="P144">OSError: [Errno 2] ENOENT</text:p>
      <text:p text:style-name="P144">&gt;&gt;&gt; </text:p>
      <text:p text:style-name="P107"/>
      <text:p text:style-name="P107">Aconteceu porque por padrão ele abre em modo de leitura, e o arquivo não existe.</text:p>
      <text:p text:style-name="P107"/>
      <text:p text:style-name="P68"/>
      <text:p text:style-name="P78">Para trabalhar com o sistema de arquivos temos o módulo os</text:p>
      <text:p text:style-name="P78"/>
      <text:p text:style-name="P15">import os</text:p>
      <text:p text:style-name="P15"/>
      <text:p text:style-name="P31"><text:span text:style-name="T15">&gt;&gt;&gt; </text:span>os.rename(‘data.txt’,’outro.txt’)</text:p>
      <text:p text:style-name="P15"><text:span text:style-name="T15">&gt;&gt;&gt; </text:span>os.remove(‘<text:span text:style-name="T14">outro.txt’</text:span>)</text:p>
      <text:p text:style-name="P15"/>
      <text:p text:style-name="P30">&gt;&gt;&gt; os.getcwd()</text:p>
      <text:p text:style-name="P30">'/'</text:p>
      <text:p text:style-name="P30">&gt;&gt;&gt; os.listdir()</text:p>
      <text:p text:style-name="P30">['boot.py', 'webrepl_cfg.py', 'outro.txt']</text:p>
      <text:p text:style-name="P30">&gt;&gt;&gt; os.mkdir('scripts')</text:p>
      <text:p text:style-name="P30">&gt;&gt;&gt; os.chdir('scripts')</text:p>
      <text:p text:style-name="P30">&gt;&gt;&gt; os.getcwd()</text:p>
      <text:p text:style-name="P30">'/scripts'</text:p>
      <text:p text:style-name="P30">&gt;&gt;&gt; </text:p>
      <text:p text:style-name="P16">&gt;&gt;&gt; os.rmdir('scripts')</text:p>
      <text:p text:style-name="P16"/>
      <text:p text:style-name="P29">&gt;&gt;&gt; os.uname()</text:p>
      <text:p text:style-name="P29">(sysname='esp8266', nodename='esp8266', release='2.0.0(5a875ba)', version='v1.9-8-gfcaadf92 on 2017-05-26', machine='ESP module with ESP8266')</text:p>
      <text:p text:style-name="P29">&gt;&gt;&gt; </text:p>
      <text:p text:style-name="P79"/>
      <text:p text:style-name="P79"/>
      <text:p text:style-name="P78"/>
      <text:p text:style-name="P80">No esp8266-<text:span text:style-name="T16">01</text:span> não existem as funções de arquivo. Somente o open e mesmo assim não consegui fazer nada com ele.</text:p>
      <text:p text:style-name="P80"/>
      <text:p text:style-name="P82">No esp8266-01 512K não existe filesystem.</text:p>
      <text:p text:style-name="P82"/>
      <text:p text:style-name="P83">Contudo, minha versão é atualizada de 1MB. Coloquei a mesma versão do nodeMcu e funcionou. Agora tem as mesmas funções!!!!!</text:p>
      <text:p text:style-name="P83"/>
      <text:p text:style-name="P83"/>
      <text:p text:style-name="P104"/>
      <text:p text:style-name="P68"/>
      <text:p text:style-name="P68"/>
      <text:p text:style-name="P68"/>
      <text:p text:style-name="P68"/>
      <text:p text:style-name="P68"/>
      <text:p text:style-name="P68"/>
      <text:p text:style-name="P68">GLOSSARY</text:p>
      <text:p text:style-name="P68"/>
      <text:p text:style-name="P66">*** <text:span text:style-name="T1">REPL: Read – Eval – Print – Loop</text:span></text:p>
      <text:p text:style-name="P66"/>
      <text:p text:style-name="P66"/>
      <text:p text:style-name="P66"/>
      <text:p text:style-name="P109">NETWORK</text:p>
      <text:p text:style-name="P86"><text:soft-page-break/></text:p>
      <text:p text:style-name="P86">Existem duas interfaces de rede.</text:p>
      <text:p text:style-name="P86"/>
      <text:p text:style-name="P86">1 – Para acessar um router <text:s/>STA</text:p>
      <text:p text:style-name="P86">2 – Para se tornar um Access point – AP</text:p>
      <text:p text:style-name="P86"/>
      <text:p text:style-name="P87">Para manipular as interfaces, é preciso pegar suas instâncias</text:p>
      <text:p text:style-name="P87"/>
      <text:p text:style-name="P87"/>
      <text:p text:style-name="P19">&gt;&gt;&gt; import network</text:p>
      <text:p text:style-name="P19"/>
      <text:p text:style-name="P19">&gt;&gt;&gt; sta_if = network.WLAN(network.STA_IF)</text:p>
      <text:p text:style-name="P19">&gt;&gt;&gt; sta_if</text:p>
      <text:p text:style-name="P19">&lt;WLAN&gt;</text:p>
      <text:p text:style-name="P19"/>
      <text:p text:style-name="P19">&gt;&gt;&gt; ap_if = network.WLAN(network.AP_IF)</text:p>
      <text:p text:style-name="P19">&gt;&gt;&gt; ap_if</text:p>
      <text:p text:style-name="P19">&lt;WLAN&gt;</text:p>
      <text:p text:style-name="P19">&gt;&gt;&gt; </text:p>
      <text:p text:style-name="P19"/>
      <text:p text:style-name="P19">&gt;&gt;&gt; sta_if.isconnected()</text:p>
      <text:p text:style-name="P19">False</text:p>
      <text:p text:style-name="P19">&gt;&gt;&gt; ap_if.isconnected()</text:p>
      <text:p text:style-name="P19">True</text:p>
      <text:p text:style-name="P19">&gt;&gt;&gt; </text:p>
      <text:p text:style-name="P19"/>
      <text:p text:style-name="P25">&gt;&gt;&gt; ap_if.status()</text:p>
      <text:p text:style-name="P25">-1</text:p>
      <text:p text:style-name="P25">&gt;&gt;&gt; sta_if.status()</text:p>
      <text:p text:style-name="P25">255</text:p>
      <text:p text:style-name="P25">&gt;&gt;&gt; </text:p>
      <text:p text:style-name="P88"/>
      <text:p text:style-name="P24">&gt;&gt;&gt; sta_if.ifconfig()</text:p>
      <text:p text:style-name="P24">('0.0.0.0', '0.0.0.0', '0.0.0.0', '208.67.222.222')</text:p>
      <text:p text:style-name="P24">&gt;&gt;&gt; </text:p>
      <text:p text:style-name="P24">&gt;&gt;&gt; ap_if.ifconfig()</text:p>
      <text:p text:style-name="P24">('192.168.4.1', '255.255.255.0', '192.168.4.1', '208.67.222.222')</text:p>
      <text:p text:style-name="P24">&gt;&gt;&gt; </text:p>
      <text:p text:style-name="P89"/>
      <text:p text:style-name="P108">Passos para conectar a uma REDE Wifi</text:p>
      <text:p text:style-name="P90"/>
      <text:p text:style-name="P90"/>
      <text:p text:style-name="P36">&gt;&gt;&gt; import network</text:p>
      <text:p text:style-name="P20"/>
      <text:p text:style-name="P35">&gt;&gt;&gt; sta_if = network.WLAN(network.STA_IF)</text:p>
      <text:p text:style-name="P21">&gt;&gt;&gt; sta_if</text:p>
      <text:p text:style-name="P21">&lt;WLAN&gt;</text:p>
      <text:p text:style-name="P35">&gt;&gt;&gt; sta_if.active(True)</text:p>
      <text:p text:style-name="P21">#5 ets_task(4020ed88, 28, 3fff9820, 10)</text:p>
      <text:p text:style-name="P21">&gt;&gt;&gt; sta_if.active()</text:p>
      <text:p text:style-name="P21">True</text:p>
      <text:p text:style-name="P35">&gt;&gt;&gt; sta_if.connect('CASA_NETWORK','8fc51f86x2')</text:p>
      <text:p text:style-name="P21">&gt;&gt;&gt; sta_if.isconnected()</text:p>
      <text:p text:style-name="P21">True</text:p>
      <text:p text:style-name="P21">&gt;&gt;&gt; sta_if.ifconfig()</text:p>
      <text:p text:style-name="P21">('192.168.6.117', '255.255.255.0', '192.168.6.1', '192.168.6.1')</text:p>
      <text:p text:style-name="P21">&gt;&gt;&gt; </text:p>
      <text:p text:style-name="P21"/>
      <text:p text:style-name="P91">Opcionalmente pode-se desativar a interface AP</text:p>
      <text:p text:style-name="P91"/>
      <text:p text:style-name="P23">&gt;&gt;&gt; ap_if.active(False)</text:p>
      <text:p text:style-name="P23">&gt;&gt;&gt; ap_if.active()</text:p>
      <text:p text:style-name="P23">False</text:p>
      <text:p text:style-name="P91"/>
      <text:p text:style-name="P91"/>
      <text:p text:style-name="P92">criei um script chamado connect.py</text:p>
      <text:p text:style-name="P92"/>
      <text:p text:style-name="P153"><text:span text:style-name="T19">def </text:span>do_connect():</text:p>
      <text:p text:style-name="P152"><text:s text:c="4"/><text:span text:style-name="T19">import </text:span>network</text:p>
      <text:p text:style-name="P152"><text:s text:c="4"/>sta_if = network.WLAN(network.STA_IF)</text:p>
      <text:p text:style-name="P152"><text:s text:c="4"/><text:span text:style-name="T19">if not </text:span>sta_if.isconnected():</text:p>
      <text:p text:style-name="P152"><text:s text:c="8"/><text:span text:style-name="T19">print </text:span>(<text:span text:style-name="T20">'connecting to network...'</text:span>)</text:p>
      <text:p text:style-name="P152"><text:s text:c="8"/>sta_if.active(<text:span text:style-name="T18">True</text:span>)</text:p>
      <text:p text:style-name="P152"><text:s text:c="8"/>sta_if.connect(<text:span text:style-name="T20">'CASA_NETWORK'</text:span>,<text:span text:style-name="T20">'8fc51f86x2'</text:span>)</text:p>
      <text:p text:style-name="P152"><text:s text:c="8"/><text:span text:style-name="T19">while not </text:span>sta_if.isconnected():</text:p>
      <text:p text:style-name="P152"><text:soft-page-break/><text:s text:c="12"/><text:span text:style-name="T19">pass</text:span></text:p>
      <text:p text:style-name="P160"><text:span text:style-name="T18"><text:s text:c="4"/></text:span><text:span text:style-name="T19">print </text:span>(<text:span text:style-name="T20">'network config'</text:span>, sta_if.ifconfig())</text:p>
      <text:p text:style-name="P92"/>
      <text:p text:style-name="P92">Através do webrepl enviei este arquivo ao esp8266</text:p>
      <text:p text:style-name="P92"/>
      <text:p text:style-name="P92">No terminal executei os seguintes comandos:</text:p>
      <text:p text:style-name="P92"/>
      <text:p text:style-name="P22">&gt;&gt;&gt; import connect</text:p>
      <text:p text:style-name="P22">&gt;&gt;&gt; connect.do_connect()</text:p>
      <text:p text:style-name="P22">network config ('192.168.43.31', '255.255.255.0', '192.168.43.1', '192.168.43.1')</text:p>
      <text:p text:style-name="P22">&gt;&gt;&gt; </text:p>
      <text:p text:style-name="P92"/>
      <text:p text:style-name="P92"/>
      <text:p text:style-name="P92"/>
      <text:p text:style-name="P93">30/05/2017 <text:s text:c="3"/>– SOCKETS</text:p>
      <text:p text:style-name="P93"/>
      <text:p text:style-name="P93"/>
      <text:p text:style-name="P94">Sockets são os pontos finais de conexão de uma rede. Os protocolos de aplicação de rede rodam sobre os sockets</text:p>
      <text:p text:style-name="P94"/>
      <text:h text:style-name="P151" text:outline-level="2">Star Wars Asciimation</text:h>
      <text:p text:style-name="P94"/>
      <text:p text:style-name="P26">&gt;&gt;&gt; import socket</text:p>
      <text:p text:style-name="P26">&gt;&gt;&gt; addr_info = socket.getaddrinfo("towel.blinkenlights.nl",23)</text:p>
      <text:p text:style-name="P26"/>
      <text:p text:style-name="P96"/>
      <text:p text:style-name="P96"/>
      <text:p text:style-name="P26">socket.getaddrinfo(host,port)</text:p>
      <text:p text:style-name="P95">E o retorno será uma lista com uma tupla</text:p>
      <text:p text:style-name="P95"><text:s/></text:p>
      <text:p text:style-name="P26">&gt;&gt;&gt; addr_info</text:p>
      <text:p text:style-name="P26">[(2, 1, 0, '', ('94.142.241.111', 23))]</text:p>
      <text:p text:style-name="P26">&gt;&gt;&gt; </text:p>
      <text:p text:style-name="P96"/>
      <text:p text:style-name="P96"/>
      <text:p text:style-name="P97">(family,socktype, proto,canonname,sockaddr)</text:p>
      <text:p text:style-name="P97"/>
      <text:p text:style-name="P97">address</text:p>
      <text:p text:style-name="P97"/>
      <text:p text:style-name="P27">&gt;&gt;&gt; addr_info[0][-1]</text:p>
      <text:p text:style-name="P27">('94.142.241.111', 23)</text:p>
      <text:p text:style-name="P27">&gt;&gt;&gt; </text:p>
      <text:p text:style-name="P27"/>
      <text:p text:style-name="P28">&gt;&gt;&gt; s = socket.socket()</text:p>
      <text:p text:style-name="P28">&gt;&gt;&gt; s.connect(addr)</text:p>
      <text:p text:style-name="P28">&gt;&gt;&gt; while True:</text:p>
      <text:p text:style-name="P28">... <text:s text:c="4"/>data = s.recv(500)</text:p>
      <text:p text:style-name="P28">... <text:s text:c="4"/><text:bookmark-start text:name="__DdeLink__1145_1368710872"/>print(str(data,'utf8'),end='')<text:bookmark-end text:name="__DdeLink__1145_1368710872"/></text:p>
      <text:p text:style-name="P28">... </text:p>
      <text:p text:style-name="P98"/>
      <text:p text:style-name="P98"/>
      <text:p text:style-name="P112">Passos para realizar uma conexão cliente</text:p>
      <text:p text:style-name="P99"/>
      <text:p text:style-name="P99"><text:span text:style-name="T24">import socket</text:span> <text:s/>** importar o modulo</text:p>
      <text:p text:style-name="P99"/>
      <text:p text:style-name="P99"><text:span text:style-name="T24">addr = socket.getaddrinfo(host,port)[0][-1]</text:span> <text:s text:c="2"/>** Utiliza o getaddrinfo para obter o endereço IP do servidor. [0][-1] é a ultima tupla que contém as informações para a conexão.</text:p>
      <text:p text:style-name="P99"/>
      <text:p text:style-name="P99"><text:span text:style-name="T24">s = socket.socket()</text:span><text:span text:style-name="T10"> </text:span><text:s text:c="9"/>** abre um socket</text:p>
      <text:p text:style-name="P99"/>
      <text:p text:style-name="P99"><text:span text:style-name="T24">s.connect(addr) <text:s text:c="5"/></text:span><text:s text:c="9"/>** realiza a conexão</text:p>
      <text:p text:style-name="P99"/>
      <text:p text:style-name="P99"><text:span text:style-name="T24">while True:</text:span><text:span text:style-name="T10"> <text:s text:c="3"/></text:span><text:s text:c="18"/>** enquanto houver dados</text:p>
      <text:p text:style-name="P99"><text:s text:c="4"/><text:span text:style-name="T24">data <text:s/>= s.recv(100)</text:span> <text:s text:c="5"/>** recebe os dados</text:p>
      <text:p text:style-name="P99"><text:s text:c="4"/><text:span text:style-name="T24">if data:</text:span> <text:s text:c="23"/>** se existe dados mostra, caso contrário sai do laço</text:p>
      <text:p text:style-name="P137"><text:s text:c="7"/><text:span text:style-name="T10">print( str(data) )</text:span></text:p>
      <text:p text:style-name="P137"><text:s text:c="4"/><text:span text:style-name="T11">else:</text:span></text:p>
      <text:p text:style-name="P140"><text:s text:c="7"/>break</text:p>
      <text:p text:style-name="P115"/>
      <text:p text:style-name="P99"><text:span text:style-name="T23">s.close()</text:span><text:span text:style-name="T22"> <text:s text:c="25"/>** fecha a conexão</text:span></text:p>
      <text:p text:style-name="P99"><text:s text:c="2"/></text:p>
      <text:p text:style-name="P99"/>
      <text:p text:style-name="P100"><text:soft-page-break/>31/05/2017 <text:s/></text:p>
      <text:p text:style-name="P100"/>
      <text:p text:style-name="P100">SIMPLE HTTP SERVER</text:p>
      <text:p text:style-name="P100"/>
      <text:p text:style-name="P100">criando um servidor que retorna o estado dos pinos</text:p>
      <text:p text:style-name="P100"/>
      <text:p text:style-name="P100"/>
      <text:p text:style-name="P101"><text:span text:style-name="T24">import machine</text:span> <text:s text:c="19"/>* módulo que contém as funções de manipulação de hardware</text:p>
      <text:p text:style-name="P101"/>
      <text:p text:style-name="P101"><text:span text:style-name="T24">pins = [machine.Pin(i,machine.Pin.IN) for i in (0,2,4,5,12,13,14,15)]</text:span> <text:s/>** list comprehention configurando os pinos como entrada.</text:p>
      <text:p text:style-name="P101"/>
      <text:p text:style-name="P101">** <text:span text:style-name="T28">texto html que será enviado pelo servidor</text:span></text:p>
      <text:p text:style-name="P101"/>
      <text:p text:style-name="P159"><text:span text:style-name="T27">html</text:span> = """&lt;!DOCTYPE html&gt;</text:p>
      <text:p text:style-name="P158">&lt;html&gt;</text:p>
      <text:p text:style-name="P158"><text:s text:c="4"/>&lt;head&gt;&lt;title&gt;ESP8266 Pins&lt;/title&gt;&lt;/head&gt;</text:p>
      <text:p text:style-name="P158"><text:s text:c="4"/>&lt;body&gt;&lt;h1&gt;ESP8266 Pins&lt;/h1&gt;</text:p>
      <text:p text:style-name="P158"><text:s text:c="4"/>&lt;table border="1"&gt; &lt;tr&gt;&lt;th&gt;Pin&lt;/th&gt;&lt;th&gt;Value&lt;/th&gt;&lt;/tr&gt; %s &lt;/table&gt;</text:p>
      <text:p text:style-name="P158"><text:s text:c="4"/>&lt;/body&gt;</text:p>
      <text:p text:style-name="P158">&lt;/html&gt;</text:p>
      <text:p text:style-name="P162">"""</text:p>
      <text:p text:style-name="P156"><text:span text:style-name="T25">import socket</text:span> <text:s text:c="47"/>* <text:span text:style-name="T29">importa o modulo</text:span></text:p>
      <text:p text:style-name="P155"><text:span text:style-name="T25">addr = socket.getaddrinfo('0.0.0.0',80)[0][-1]</text:span> <text:s text:c="2"/>* <text:span text:style-name="T29">pega o endereço local</text:span></text:p>
      <text:p text:style-name="P155"><text:span text:style-name="T25">s = socket.socket() <text:s text:c="5"/></text:span><text:s text:c="24"/>* <text:span text:style-name="T29">cria um socket</text:span> <text:s text:c="3"/></text:p>
      <text:p text:style-name="P155"><text:span text:style-name="T25">s.bind(addr) <text:s text:c="7"/></text:span><text:s text:c="29"/>* <text:span text:style-name="T29">vincula ao endereço e porta</text:span></text:p>
      <text:p text:style-name="P155"><text:span text:style-name="T25">s.listen(1) </text:span><text:s text:c="37"/>* <text:span text:style-name="T29">começa a ouvir naquela porta</text:span></text:p>
      <text:p text:style-name="P161"><text:span text:style-name="T25">print ('listening on',addr) </text:span><text:s text:c="21"/></text:p>
      <text:p text:style-name="P101"/>
      <text:p text:style-name="P149"/>
      <text:p text:style-name="P155"><text:span text:style-name="T25">while True:</text:span> <text:s text:c="37"/>* <text:span text:style-name="T30">laço para atender um cliente</text:span></text:p>
      <text:p text:style-name="P155"><text:s text:c="4"/><text:span text:style-name="T25">cl, addr = s.accept() </text:span><text:s text:c="3"/>* <text:span text:style-name="T30">accept retorna o cliente e o endereço do cliente</text:span></text:p>
      <text:p text:style-name="P155"><text:s text:c="4"/><text:span text:style-name="T25">print ('client connected from: ', addr)</text:span></text:p>
      <text:p text:style-name="P155"><text:s text:c="4"/><text:span text:style-name="T25">cl_file = cl.makefile('rwb',0) </text:span><text:s text:c="4"/>* <text:span text:style-name="T30">cria um tipo de arquivo para receber os dados, mas sem buffer. O micropython não aceita buffer</text:span></text:p>
      <text:p text:style-name="P157"><text:s text:c="4"/></text:p>
      <text:p text:style-name="P157"><text:span text:style-name="T19"><text:s text:c="2"/></text:span><text:span text:style-name="T25">while True: <text:s text:c="2"/></text:span><text:s text:c="27"/>* <text:span text:style-name="T30">laço para receber os dados</text:span></text:p>
      <text:p text:style-name="P155"><text:s text:c="8"/><text:span text:style-name="T25">line = cl_file.readline() </text:span><text:s text:c="9"/>* <text:span text:style-name="T30">lê do arquivo criado</text:span> </text:p>
      <text:p text:style-name="P155"><text:s text:c="7"/><text:span text:style-name="T25"><text:s/>if not line or line == b'\r\n':</text:span> <text:s text:c="3"/>* <text:span text:style-name="T30">se não tiver nada sai do laço</text:span></text:p>
      <text:p text:style-name="P155"><text:s text:c="12"/><text:span text:style-name="T25">break</text:span></text:p>
      <text:p text:style-name="P155"><text:span text:style-name="T18"><text:s text:c="2"/></text:span><text:span text:style-name="T25">rows = ['&lt;tr&gt;&lt;td&gt;%s&lt;/td&gt;&lt;td&gt;%d&lt;/td&gt;&lt;/tr&gt;' % (str(p),p.value()) for p in pins] <text:s text:c="5"/></text:span><text:s text:c="4"/>* <text:span text:style-name="T30">cria os valores com list comprehention</text:span></text:p>
      <text:p text:style-name="P155"><text:s text:c="2"/><text:span text:style-name="T25">response = html % '\n'.join(rows)</text:span> <text:s/><text:span text:style-name="T30">* junta ao html</text:span></text:p>
      <text:p text:style-name="P155"><text:s text:c="2"/><text:span text:style-name="T25">cl.send(response) <text:s text:c="3"/></text:span><text:s text:c="14"/>* <text:span text:style-name="T30">envia a <text:s/>resposta</text:span></text:p>
      <text:p text:style-name="P161"><text:s text:c="2"/><text:span text:style-name="T25">cl.close() <text:s text:c="10"/></text:span><text:s text:c="14"/>* <text:span text:style-name="T30">fecha o socket</text:span></text:p>
      <text:p text:style-name="P101"/>
      <text:p text:style-name="P101"/>
      <text:p text:style-name="P102">RESPOSTA AO CLIENTE</text:p>
      <text:p text:style-name="P102"/>
      <text:p text:style-name="P44">user ~ $ telnet 192.168.6.117 80</text:p>
      <text:p text:style-name="P34">Trying 192.168.6.117...</text:p>
      <text:p text:style-name="P34">Connected to 192.168.6.117.</text:p>
      <text:p text:style-name="P34">Escape character is '^]'.</text:p>
      <text:p text:style-name="P34">/</text:p>
      <text:p text:style-name="P34">&lt;!DOCTYPE html&gt;</text:p>
      <text:p text:style-name="P34">&lt;html&gt;</text:p>
      <text:p text:style-name="P34"><text:s text:c="4"/>&lt;head&gt;&lt;title&gt;ESP8266 Pins&lt;/title&gt;&lt;/head&gt;</text:p>
      <text:p text:style-name="P34"><text:s text:c="4"/>&lt;body&gt;&lt;h1&gt;ESP8266 Pins&lt;/h1&gt;</text:p>
      <text:p text:style-name="P34"><text:s text:c="4"/>&lt;table border="1"&gt; &lt;tr&gt;&lt;th&gt;Pin&lt;/th&gt;&lt;th&gt;Value&lt;/th&gt;&lt;/tr&gt; &lt;tr&gt;&lt;td&gt;Pin(2)&lt;/td&gt;&lt;td&gt;1&lt;/td&gt;&lt;/tr&gt;</text:p>
      <text:p text:style-name="P34">&lt;tr&gt;&lt;td&gt;Pin(4)&lt;/td&gt;&lt;td&gt;0&lt;/td&gt;&lt;/tr&gt;</text:p>
      <text:p text:style-name="P34">&lt;tr&gt;&lt;td&gt;Pin(5)&lt;/td&gt;&lt;td&gt;1&lt;/td&gt;&lt;/tr&gt;</text:p>
      <text:p text:style-name="P34">&lt;tr&gt;&lt;td&gt;Pin(12)&lt;/td&gt;&lt;td&gt;1&lt;/td&gt;&lt;/tr&gt;</text:p>
      <text:p text:style-name="P34">&lt;tr&gt;&lt;td&gt;Pin(13)&lt;/td&gt;&lt;td&gt;1&lt;/td&gt;&lt;/tr&gt;</text:p>
      <text:p text:style-name="P34">&lt;tr&gt;&lt;td&gt;Pin(14)&lt;/td&gt;&lt;td&gt;1&lt;/td&gt;&lt;/tr&gt;</text:p>
      <text:p text:style-name="P34">&lt;tr&gt;&lt;td&gt;Pin(15)&lt;/td&gt;&lt;td&gt;0&lt;/td&gt;&lt;/tr&gt; &lt;/table&gt;</text:p>
      <text:p text:style-name="P34"><text:s text:c="4"/>&lt;/body&gt;</text:p>
      <text:p text:style-name="P34">&lt;/html&gt;</text:p>
      <text:p text:style-name="P102">Connection closed by foreign host.</text:p>
      <text:p text:style-name="P102">user ~ $ </text:p>
      <text:p text:style-name="P102"><text:soft-page-break/></text:p>
      <text:p text:style-name="P102"/>
      <text:p text:style-name="P102"/>
      <text:p text:style-name="P102"/>
      <text:p text:style-name="P102">MENSAGENS DO SERVER</text:p>
      <text:p text:style-name="P34"/>
      <text:p text:style-name="P34">&gt;&gt;&gt; import simple_http_server</text:p>
      <text:p text:style-name="P34">listening on ('0.0.0.0', 80)</text:p>
      <text:p text:style-name="P34">client connected from: <text:s/>('192.168.6.137', 35904)</text:p>
      <text:p text:style-name="P34">Traceback (most recent call last):</text:p>
      <text:p text:style-name="P34"><text:s text:c="2"/>File "&lt;stdin&gt;", line 1, in &lt;module&gt;</text:p>
      <text:p text:style-name="P34"><text:s text:c="2"/>File "simple_http_server.py", line 31, in &lt;module&gt;</text:p>
      <text:p text:style-name="P34">OSError: [Errno 9] EBADF</text:p>
      <text:p text:style-name="P34"/>
      <text:p text:style-name="P102">Depoisde atender o cliente ele gerou um erro e saiu</text:p>
      <text:p text:style-name="P102"/>
      <text:p text:style-name="P102"/>
      <text:p text:style-name="P102"/>
      <text:p text:style-name="P114">GPIO PIN</text:p>
      <text:p text:style-name="P113"/>
      <text:p text:style-name="P116"/>
      <text:p text:style-name="P117">Primeiro de tudo importar o módulo machine</text:p>
      <text:p text:style-name="P117"/>
      <text:p text:style-name="P117"/>
      <text:p text:style-name="P45">import machine</text:p>
      <text:p text:style-name="P117"/>
      <text:p text:style-name="P117">para criar um pino usa-se a função</text:p>
      <text:p text:style-name="P117"/>
      <text:p text:style-name="P117"><text:span text:style-name="T12">pin = machine.Pin(0)</text:span> <text:s text:c="2"/>→ cria um pino na porta 0</text:p>
      <text:p text:style-name="P117"/>
      <text:p text:style-name="P117">contudo, o ideal é passar para o construtor como esse pino será usado</text:p>
      <text:p text:style-name="P117"/>
      <text:p text:style-name="P117">No caso de pino de entrada</text:p>
      <text:p text:style-name="P117"/>
      <text:p text:style-name="P45">pin = machine.Pin(0,machine.Pin.IN)</text:p>
      <text:p text:style-name="P117"/>
      <text:p text:style-name="P117">um pino pode ser colocado como PULLUP ou None. Por padrão será None</text:p>
      <text:p text:style-name="P117"/>
      <text:p text:style-name="P45">pin = machine.Pin(0,machine.Pin.IN,machine.Pin.PULL_UP)</text:p>
      <text:p text:style-name="P117"/>
      <text:p text:style-name="P120">Para ler o valor do pin usa-se</text:p>
      <text:p text:style-name="P120"/>
      <text:p text:style-name="P46">pin.value()</text:p>
      <text:p text:style-name="P120"/>
      <text:p text:style-name="P120"/>
      <text:p text:style-name="P120">********* <text:span text:style-name="T31">O pino 16 não suporta PULL_UP</text:span></text:p>
      <text:p text:style-name="P120"/>
      <text:p text:style-name="P121">Para criar um pino de saída o procedimento é o seguinte</text:p>
      <text:p text:style-name="P121"/>
      <text:p text:style-name="P47">import machine</text:p>
      <text:p text:style-name="P47"/>
      <text:p text:style-name="P47">pin = machine.Pin(2,machine.Pin.OUT)</text:p>
      <text:p text:style-name="P121"/>
      <text:p text:style-name="P121">para configurar um valor no pino</text:p>
      <text:p text:style-name="P121"/>
      <text:p text:style-name="P47">pin.value(0)</text:p>
      <text:p text:style-name="P47">pin.value(1)</text:p>
      <text:p text:style-name="P47"/>
      <text:p text:style-name="P121">ou</text:p>
      <text:p text:style-name="P121"/>
      <text:p text:style-name="P47">pin.on()</text:p>
      <text:p text:style-name="P47">pin.off()</text:p>
      <text:p text:style-name="P121"/>
      <text:p text:style-name="P121"/>
      <text:p text:style-name="P121"/>
      <text:p text:style-name="P122"><text:span text:style-name="T26">Interrupção</text:span>.</text:p>
      <text:p text:style-name="P122"/>
      <text:p text:style-name="P122">Todos os pinos, menos o 16 pode ser configurado como interrupção</text:p>
      <text:p text:style-name="P122"/>
      <text:p text:style-name="P122"/>
      <text:p text:style-name="P123">primeiro declarar uma função de callback</text:p>
      <text:p text:style-name="P123"/>
      <text:p text:style-name="P48">def callback(p)</text:p>
      <text:p text:style-name="P48"/>
      <text:p text:style-name="P48"><text:soft-page-break/><text:s text:c="2"/>print (‘pin change:’, p)</text:p>
      <text:p text:style-name="P48"/>
      <text:p text:style-name="P123"/>
      <text:p text:style-name="P123"/>
      <text:p text:style-name="P123">depois configurar os pinos</text:p>
      <text:p text:style-name="P123"/>
      <text:p text:style-name="P48">import machine</text:p>
      <text:p text:style-name="P48"/>
      <text:p text:style-name="P48">p0 = machine.Pin(0, machine.Pin.IN)</text:p>
      <text:p text:style-name="P48">p2 = machine.Pin(2, machine.Pin.IN)</text:p>
      <text:p text:style-name="P123"/>
      <text:p text:style-name="P123"/>
      <text:p text:style-name="P123">Configurar as irqs</text:p>
      <text:p text:style-name="P123"/>
      <text:p text:style-name="P123"/>
      <text:p text:style-name="P48">p0.irq(trigger = machine.Pin.IRQ_FALLING, handler=callback)</text:p>
      <text:p text:style-name="P48">p2.irq(trigger = machine.Pin.IRQ_FALLING| machine.Pin.IRQ_RISING, handler=callback)</text:p>
      <text:p text:style-name="P48"/>
      <text:p text:style-name="P124">Neste caso quando ocorrer uma mudança nos pinos a função será chamada</text:p>
      <text:p text:style-name="P124"/>
      <text:p text:style-name="P49">pin change: <text:s/>Pin(2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/>
      <text:h text:style-name="P181" text:outline-level="1">7. Pulse Width Modulation</text:h>
      <text:p text:style-name="P118"/>
      <text:p text:style-name="P125">Crio os pinos normalmente</text:p>
      <text:p text:style-name="P125"/>
      <text:p text:style-name="P50">&gt;&gt;&gt; import machine</text:p>
      <text:p text:style-name="P50">&gt;&gt;&gt; p_red = machine.Pin(12, machine.Pin.OUT)</text:p>
      <text:p text:style-name="P50">&gt;&gt;&gt; p_green = machine.Pin(13, machine.Pin.OUT)</text:p>
      <text:p text:style-name="P50">&gt;&gt;&gt; p_blue = machine.Pin(14, machine.Pin.OUT)</text:p>
      <text:p text:style-name="P50">&gt;&gt;&gt; </text:p>
      <text:p text:style-name="P125"/>
      <text:p text:style-name="P125"/>
      <text:p text:style-name="P126">Crio os pinos PWM</text:p>
      <text:p text:style-name="P126"/>
      <text:p text:style-name="P51">&gt;&gt;&gt; pwm_red = machine.PWM(p_red)</text:p>
      <text:p text:style-name="P51">&gt;&gt;&gt; pwm_green = machine.PWM(p_green)</text:p>
      <text:p text:style-name="P51">&gt;&gt;&gt; pwm_blue = machine.PWM(p_blue)</text:p>
      <text:p text:style-name="P51">&gt;&gt;&gt;</text:p>
      <text:p text:style-name="P126"/>
      <text:p text:style-name="P126">Configuro as frequências que vão de 1hz a 1Khz</text:p>
      <text:p text:style-name="P126"/>
      <text:p text:style-name="P51">&gt;&gt;&gt; pwm_red.freq(500)</text:p>
      <text:p text:style-name="P51">&gt;&gt;&gt; pwm_green.freq(500)</text:p>
      <text:p text:style-name="P51">&gt;&gt;&gt; pwm_blue.freq(500)</text:p>
      <text:p text:style-name="P51">&gt;&gt;&gt; </text:p>
      <text:p text:style-name="P126"/>
      <text:p text:style-name="P126"/>
      <text:p text:style-name="P127">Depois é possível ajustar o tempo que a porta ficará ativa com o duty()</text:p>
      <text:p text:style-name="P126"/>
      <text:p text:style-name="P126"/>
      <text:p text:style-name="P52">&gt;&gt;&gt; pwm_green.duty(500)</text:p>
      <text:p text:style-name="P52">&gt;&gt;&gt; pwm_green.duty(10)</text:p>
      <text:p text:style-name="P52">&gt;&gt;&gt; pwm_green.duty(500)</text:p>
      <text:p text:style-name="P52">&gt;&gt;&gt; pwm_red.duty(500)</text:p>
      <text:p text:style-name="P52">&gt;&gt;&gt; pwm_green.duty(1023)</text:p>
      <text:p text:style-name="P52">&gt;&gt;&gt; pwm_blue.duty(500)</text:p>
      <text:p text:style-name="P52">&gt;&gt;&gt; pwm_green.duty(0)</text:p>
      <text:p text:style-name="P52">&gt;&gt;&gt; pwm_blue.duty(1023)</text:p>
      <text:p text:style-name="P52">&gt;&gt;&gt; pwm_red.duty(100)</text:p>
      <text:p text:style-name="P52">&gt;&gt;&gt; pwm_red.duty(50)</text:p>
      <text:p text:style-name="P52">&gt;&gt;&gt; pwm_red.duty(0)</text:p>
      <text:p text:style-name="P126"/>
      <text:p text:style-name="P127">Depois é possível desabilitar o pwm com o método</text:p>
      <text:p text:style-name="P127"/>
      <text:p text:style-name="P52"><text:soft-page-break/>&gt;&gt;&gt; pwm_red.deinit()</text:p>
      <text:p text:style-name="P52">&gt;&gt;&gt; pwm_green.deinit()</text:p>
      <text:p text:style-name="P52">&gt;&gt;&gt; pwm_blue.deinit()</text:p>
      <text:p text:style-name="P52">&gt;&gt;&gt; pwm_blue</text:p>
      <text:p text:style-name="P52">PWM(14)</text:p>
      <text:p text:style-name="P52">&gt;&gt;&gt; </text:p>
      <text:p text:style-name="P52"/>
      <text:p text:style-name="P119"/>
      <text:p text:style-name="P119"/>
      <text:p text:style-name="P128">01/06/2017</text:p>
      <text:p text:style-name="P128"/>
      <text:p text:style-name="P128">Continuando com o PWM existe uma função interessante que foi utilizada para realizar um fade em um led.</text:p>
      <text:p text:style-name="P128"/>
      <text:p text:style-name="P128">A função seno.</text:p>
      <text:p text:style-name="P128"/>
      <text:p text:style-name="P128"/>
      <text:p text:style-name="P129"><text:span text:style-name="T13">&gt;&gt;&gt; import machine, time, math <text:s text:c="9"/></text:span><text:s text:c="28"/>* módulos utilizados</text:p>
      <text:p text:style-name="P129"/>
      <text:p text:style-name="P129"><text:span text:style-name="T13">&gt;&gt;&gt; led = machine.PWM(machine.Pin(2),freq=1000) <text:s text:c="3"/></text:span><text:s text:c="5"/>* configura o pino pwm, visto que no Pin, não passou nem <text:s text:c="34"/><text:tab/><text:tab/><text:tab/><text:tab/><text:tab/><text:tab/><text:tab/>IN nem OUT e já pode configurar a frequência</text:p>
      <text:p text:style-name="P129"/>
      <text:p text:style-name="P129"/>
      <text:p text:style-name="P129"><text:span text:style-name="T13">&gt;&gt;&gt; def pulse(l,t): </text:span><text:s text:c="58"/>* função seno que faz o fade. Vou estudá-la</text:p>
      <text:p text:style-name="P53">... <text:s text:c="4"/>for i in range(20):</text:p>
      <text:p text:style-name="P53">... <text:s text:c="8"/>l.duty(int(math.sin(i/10*math.pi)*500 + 500))</text:p>
      <text:p text:style-name="P53">... <text:s text:c="8"/>time.sleep_ms(t)</text:p>
      <text:p text:style-name="P53">... <text:s text:c="8"/></text:p>
      <text:p text:style-name="P53">... <text:s text:c="8"/></text:p>
      <text:p text:style-name="P53">... </text:p>
      <text:p text:style-name="P53">&gt;&gt;&gt; pulse(led,50)</text:p>
      <text:p text:style-name="P53">&gt;&gt;&gt; for i in range(10):</text:p>
      <text:p text:style-name="P53">... <text:s text:c="4"/>pulse(led,30)</text:p>
      <text:p text:style-name="P53">... <text:s text:c="4"/></text:p>
      <text:p text:style-name="P53">... <text:s text:c="4"/></text:p>
      <text:p text:style-name="P53">... </text:p>
      <text:p text:style-name="P53">&gt;&gt;&gt; </text:p>
      <text:p text:style-name="P129"/>
      <text:p text:style-name="P129"/>
      <text:p text:style-name="P130">Com o PWM também é possível controlar um Servo.</text:p>
      <text:p text:style-name="P130"/>
      <text:p text:style-name="P130">Basta configurar a frequência do Pino para 50Hz</text:p>
      <text:p text:style-name="P130"/>
      <text:p text:style-name="P154">led = machine.PWM(machine.Pin(<text:span text:style-name="T32">12</text:span>), <text:span text:style-name="T33">freq</text:span>=<text:span text:style-name="T32">50</text:span>)</text:p>
      <text:p text:style-name="P54"/>
      <text:p text:style-name="P130"/>
      <text:p text:style-name="P131">8 – Conversão digital para analógica.</text:p>
      <text:p text:style-name="P131"/>
      <text:p text:style-name="P131">O nodemcu tem apenas um pino para adc. O Pino ADC0</text:p>
      <text:p text:style-name="P131"/>
      <text:p text:style-name="P131">Ele só lê até 1V !!!!!!</text:p>
      <text:p text:style-name="P131"/>
      <text:p text:style-name="P131">e também tem apenas 10bits. De 0 a 1023</text:p>
      <text:p text:style-name="P131"/>
      <text:p text:style-name="P131"/>
      <text:p text:style-name="P150">import machine</text:p>
      <text:p text:style-name="P150"/>
      <text:p text:style-name="P150">adc = machine.ADC(0)</text:p>
      <text:p text:style-name="P150"/>
      <text:p text:style-name="P150">adc.read()</text:p>
      <text:p text:style-name="P132"/>
      <text:p text:style-name="P132">É o que dá pra fazer.</text:p>
      <text:p text:style-name="P132"/>
      <text:p text:style-name="P132"/>
      <text:p text:style-name="P132"/>
      <text:p text:style-name="P169">02/06/2017 – POWER CONTROL</text:p>
      <text:p text:style-name="P169"/>
      <text:p text:style-name="P169"/>
      <text:p text:style-name="P169">É possível controlar a frequência do dispositivo</text:p>
      <text:p text:style-name="P169"/>
      <text:p text:style-name="P169">&gt;&gt;&gt; import machine</text:p>
      <text:p text:style-name="P169"/>
      <text:p text:style-name="P169">&gt;&gt;&gt; machine.freq()</text:p>
      <text:p text:style-name="P169">80000000</text:p>
      <text:p text:style-name="P169"><text:soft-page-break/>&gt;&gt;&gt; machine.freq(160000000)</text:p>
      <text:p text:style-name="P169">&gt;&gt;&gt; machine.freq()</text:p>
      <text:p text:style-name="P169">160000000</text:p>
      <text:p text:style-name="P169">&gt;&gt;&gt; machine.freq(80000000)</text:p>
      <text:p text:style-name="P169">&gt;&gt;&gt; machine.freq()</text:p>
      <text:p text:style-name="P169">80000000</text:p>
      <text:p text:style-name="P169">&gt;&gt;&gt; </text:p>
      <text:p text:style-name="P169"/>
      <text:p text:style-name="P169"/>
      <text:p text:style-name="P169"/>
      <text:p text:style-name="P169">É possível fazer isso on-demand. Quando você precisar de mais processamento, aumenta a frequência. Quando não, diminui.</text:p>
      <text:p text:style-name="P169"/>
      <text:p text:style-name="P169"/>
      <text:p text:style-name="P169"/>
      <text:p text:style-name="P170">Colocando o dispositivo em deepsleep e retornando através de um alarme.</text:p>
      <text:p text:style-name="P170"/>
      <text:p text:style-name="P175">import machine</text:p>
      <text:p text:style-name="P176"/>
      <text:p text:style-name="P176"># configure RTC.ALARM0 to be able to wake the device</text:p>
      <text:p text:style-name="P176">rtc = machine.RTC()</text:p>
      <text:p text:style-name="P176">rtc.irq(trigger=rtc.ALARM0, wake=machine.DEEPSLEEP)</text:p>
      <text:p text:style-name="P176"/>
      <text:p text:style-name="P176"># set RTC.ALARM0 to fire after 10 seconds (waking the device)</text:p>
      <text:p text:style-name="P176">rtc.alarm(rtc.ALARM0, 10000)</text:p>
      <text:p text:style-name="P176"/>
      <text:p text:style-name="P176"># put the device to sleep</text:p>
      <text:p text:style-name="P178">machine.deepsleep()</text:p>
      <text:p text:style-name="P172">WebREPL daemon started on ws://192.168.4.1:8266</text:p>
      <text:p text:style-name="P172">WebREPL daemon started on ws://0.0.0.0:8266</text:p>
      <text:p text:style-name="P172">Started webrepl in normal mode</text:p>
      <text:p text:style-name="P172">woke from a deep sleep.</text:p>
      <text:p text:style-name="P170"/>
      <text:p text:style-name="P170"/>
      <text:p text:style-name="P170"/>
      <text:p text:style-name="P171">02/06/2017 --- DISPOSITIVOS ONEWIRE <text:s/>sensor de temperatura DALLAS DS18S20</text:p>
      <text:p text:style-name="P171"/>
      <text:p text:style-name="P171">Eu utilizo muito o dallas ds18s20 e o micropython tem suporte. Abaixo segue o código que pega a temperatura a cada segundo</text:p>
      <text:p text:style-name="P171"/>
      <text:p text:style-name="P171"/>
      <text:p text:style-name="P177"><text:span text:style-name="T19">import </text:span>machine, time</text:p>
      <text:p text:style-name="P155"><text:span text:style-name="T19">import </text:span>onewire, ds18x20 <text:s text:c="44"/>* <text:span text:style-name="T34">modulos para acesso onewire e ao sensor dallas</text:span></text:p>
      <text:p text:style-name="P155"/>
      <text:p text:style-name="P155">dat = machine.Pin(<text:span text:style-name="T32">12</text:span>) <text:s text:c="49"/>* <text:span text:style-name="T34">configura um pino</text:span></text:p>
      <text:p text:style-name="P155">ds = ds18x20.DS18X20(onewire.OneWire(dat)) <text:s text:c="13"/>* <text:span text:style-name="T34">ds será a interface aos dispositivos dalas, usando um <text:s text:c="12"/><text:tab/><text:tab/><text:tab/><text:tab/><text:tab/><text:tab/><text:tab/>onewire configurado no pino 12</text:span></text:p>
      <text:p text:style-name="P155">roms = ds.scan() <text:s text:c="57"/>* <text:span text:style-name="T34">realiza um scan dos dallas na interface</text:span></text:p>
      <text:p text:style-name="P155"><text:span text:style-name="T19">print </text:span>(<text:span text:style-name="T20">'found devices: '</text:span>,roms)</text:p>
      <text:p text:style-name="P155"><text:span text:style-name="T19">while </text:span><text:span text:style-name="T18">True</text:span>:</text:p>
      <text:p text:style-name="P155"><text:s text:c="4"/><text:span text:style-name="T19">print</text:span>(<text:span text:style-name="T20">'temperatures:'</text:span>,end = <text:span text:style-name="T20">' '</text:span>)</text:p>
      <text:p text:style-name="P155"><text:s text:c="4"/>ds.convert_temp() <text:s text:c="51"/>* <text:span text:style-name="T34">prepara para ler a temperatura dos devices</text:span></text:p>
      <text:p text:style-name="P155"><text:s text:c="4"/>time.sleep_ms(<text:span text:style-name="T32">1000</text:span>)</text:p>
      <text:p text:style-name="P155"><text:s text:c="4"/><text:span text:style-name="T19">for </text:span>rom <text:span text:style-name="T19">in </text:span>roms: <text:s text:c="54"/>* <text:span text:style-name="T34">para cada dallas</text:span></text:p>
      <text:p text:style-name="P155"><text:s text:c="8"/><text:span text:style-name="T19">print</text:span>(ds.read_temp(rom), end=<text:span text:style-name="T20">' '</text:span>) <text:s text:c="24"/>* <text:span text:style-name="T34">lê a temperatuda do sensor em questão.</text:span></text:p>
      <text:p text:style-name="P161"><text:s text:c="4"/><text:span text:style-name="T19">Print</text:span>()</text:p>
      <text:p text:style-name="P161"/>
      <text:p text:style-name="P161"/>
      <text:p text:style-name="P161"/>
      <text:p text:style-name="P161"/>
      <text:p text:style-name="P171"/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18:24.754957678</meta:creation-date>
    <meta:generator>LibreOffice/5.1.6.2$Linux_X86_64 LibreOffice_project/10m0$Build-2</meta:generator>
    <dc:date>2017-06-02T09:21:53.277632567</dc:date>
    <meta:editing-duration>PT7H19M20S</meta:editing-duration>
    <meta:editing-cycles>96</meta:editing-cycles>
    <meta:document-statistic meta:table-count="0" meta:image-count="0" meta:object-count="0" meta:page-count="13" meta:paragraph-count="594" meta:word-count="2537" meta:character-count="19042" meta:non-whitespace-character-count="15741"/>
  </office:meta>
</office:document-meta>
</file>